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rsid="001d1ca8" officeooo:paragraph-rsid="001d1ca8" style:font-size-asian="14pt" style:font-size-complex="14pt"/>
    </style:style>
    <style:style style:name="P3" style:family="paragraph" style:parent-style-name="Standard">
      <style:text-properties fo:font-size="14pt" officeooo:rsid="001d9ae4" officeooo:paragraph-rsid="001d9ae4" style:font-size-asian="14pt" style:font-size-complex="14pt"/>
    </style:style>
    <style:style style:name="P4" style:family="paragraph" style:parent-style-name="Standard">
      <style:text-properties fo:font-size="14pt" officeooo:rsid="001d9ae4" officeooo:paragraph-rsid="001e91e0" style:font-size-asian="14pt" style:font-size-complex="14pt"/>
    </style:style>
    <style:style style:name="P5" style:family="paragraph" style:parent-style-name="Standard">
      <style:text-properties fo:font-size="14pt" officeooo:rsid="001bf06e" officeooo:paragraph-rsid="001bf06e" style:font-size-asian="14pt" style:font-size-complex="14pt"/>
    </style:style>
    <style:style style:name="P6" style:family="paragraph" style:parent-style-name="Standard">
      <style:text-properties fo:font-size="14pt" officeooo:rsid="001e91e0" officeooo:paragraph-rsid="001e91e0" style:font-size-asian="14pt" style:font-size-complex="14pt"/>
    </style:style>
    <style:style style:name="P7" style:family="paragraph" style:parent-style-name="Standard">
      <style:text-properties fo:font-size="14pt" officeooo:rsid="00219c71" officeooo:paragraph-rsid="00219c71" style:font-size-asian="14pt" style:font-size-complex="14pt"/>
    </style:style>
    <style:style style:name="P8" style:family="paragraph" style:parent-style-name="Standard">
      <style:text-properties fo:font-size="14pt" officeooo:rsid="00259ac8" officeooo:paragraph-rsid="00259ac8" style:font-size-asian="14pt" style:font-size-complex="14pt"/>
    </style:style>
    <style:style style:name="P9" style:family="paragraph" style:parent-style-name="Standard">
      <style:text-properties fo:font-size="14pt" officeooo:rsid="00259ac8" officeooo:paragraph-rsid="0026b06a" style:font-size-asian="14pt" style:font-size-complex="14pt"/>
    </style:style>
    <style:style style:name="P10" style:family="paragraph" style:parent-style-name="Standard">
      <style:text-properties fo:font-size="14pt" officeooo:rsid="00259ac8" officeooo:paragraph-rsid="0026c34e" style:font-size-asian="14pt" style:font-size-complex="14pt"/>
    </style:style>
    <style:style style:name="P11" style:family="paragraph" style:parent-style-name="Standard">
      <style:text-properties fo:font-size="14pt" officeooo:rsid="00259ac8" officeooo:paragraph-rsid="002eda95" style:font-size-asian="14pt" style:font-size-complex="14pt"/>
    </style:style>
    <style:style style:name="P12" style:family="paragraph" style:parent-style-name="Standard">
      <style:text-properties fo:font-size="14pt" officeooo:rsid="00259ac8" officeooo:paragraph-rsid="0040ebcb" style:font-size-asian="14pt" style:font-size-complex="14pt"/>
    </style:style>
    <style:style style:name="P13" style:family="paragraph" style:parent-style-name="Standard">
      <style:text-properties fo:font-size="14pt" officeooo:rsid="0027f2fc" officeooo:paragraph-rsid="0027f2fc" style:font-size-asian="14pt" style:font-size-complex="14pt"/>
    </style:style>
    <style:style style:name="P14" style:family="paragraph" style:parent-style-name="Standard">
      <style:text-properties fo:font-size="14pt" officeooo:rsid="0028cc66" officeooo:paragraph-rsid="0028cc66" style:font-size-asian="14pt" style:font-size-complex="14pt"/>
    </style:style>
    <style:style style:name="P15" style:family="paragraph" style:parent-style-name="Standard">
      <style:text-properties fo:font-size="14pt" officeooo:rsid="0028cc66" officeooo:paragraph-rsid="0028cc66" fo:background-color="#ffff00" style:font-size-asian="14pt" style:font-size-complex="14pt"/>
    </style:style>
    <style:style style:name="P16" style:family="paragraph" style:parent-style-name="Standard">
      <style:text-properties fo:font-size="14pt" officeooo:rsid="0027f2fc" officeooo:paragraph-rsid="0027f2fc" fo:background-color="#ffff00" style:font-size-asian="14pt" style:font-size-complex="14pt"/>
    </style:style>
    <style:style style:name="P17" style:family="paragraph" style:parent-style-name="Standard">
      <style:text-properties fo:font-size="14pt" fo:font-weight="bold" officeooo:rsid="002eda95" officeooo:paragraph-rsid="002eda95" fo:background-color="#ffffff" style:font-size-asian="14pt" style:font-weight-asian="bold" style:font-size-complex="14pt" style:font-weight-complex="bold"/>
    </style:style>
    <style:style style:name="P18" style:family="paragraph" style:parent-style-name="Standard">
      <style:text-properties fo:font-size="14pt" fo:font-weight="bold" officeooo:rsid="002eda95" officeooo:paragraph-rsid="0040ebcb" fo:background-color="#ffffff" style:font-size-asian="14pt" style:font-weight-asian="bold" style:font-size-complex="14pt" style:font-weight-complex="bold"/>
    </style:style>
    <style:style style:name="P19" style:family="paragraph" style:parent-style-name="Standard">
      <style:text-properties fo:font-size="14pt" fo:font-weight="bold" officeooo:rsid="0031f743" officeooo:paragraph-rsid="0031f743" fo:background-color="#ffffff" style:font-size-asian="14pt" style:font-weight-asian="bold" style:font-size-complex="14pt" style:font-weight-complex="bold"/>
    </style:style>
    <style:style style:name="P20" style:family="paragraph" style:parent-style-name="Standard">
      <style:text-properties fo:font-size="14pt" fo:font-weight="bold" officeooo:rsid="0033b186" officeooo:paragraph-rsid="0033b186" fo:background-color="#ffffff" style:font-size-asian="14pt" style:font-weight-asian="bold" style:font-size-complex="14pt" style:font-weight-complex="bold"/>
    </style:style>
    <style:style style:name="P21" style:family="paragraph" style:parent-style-name="Standard">
      <style:text-properties fo:font-size="14pt" fo:font-weight="bold" officeooo:rsid="0033f6f2" officeooo:paragraph-rsid="0033f6f2" fo:background-color="#ffffff" style:font-size-asian="14pt" style:font-weight-asian="bold" style:font-size-complex="14pt" style:font-weight-complex="bold"/>
    </style:style>
    <style:style style:name="P22" style:family="paragraph" style:parent-style-name="Standard">
      <style:text-properties fo:font-size="14pt" fo:font-weight="bold" officeooo:rsid="0033f6f2" officeooo:paragraph-rsid="003e6319" fo:background-color="#ffffff" style:font-size-asian="14pt" style:font-weight-asian="bold" style:font-size-complex="14pt" style:font-weight-complex="bold"/>
    </style:style>
    <style:style style:name="P23" style:family="paragraph" style:parent-style-name="Standard">
      <style:text-properties fo:font-size="14pt" fo:font-weight="bold" officeooo:rsid="0035d702" officeooo:paragraph-rsid="0035d702" fo:background-color="#ffffff" style:font-size-asian="14pt" style:font-weight-asian="bold" style:font-size-complex="14pt" style:font-weight-complex="bold"/>
    </style:style>
    <style:style style:name="P24" style:family="paragraph" style:parent-style-name="Standard">
      <style:text-properties fo:font-size="14pt" fo:font-weight="bold" officeooo:rsid="0035d702" officeooo:paragraph-rsid="003792fa" fo:background-color="#ffffff" style:font-size-asian="14pt" style:font-weight-asian="bold" style:font-size-complex="14pt" style:font-weight-complex="bold"/>
    </style:style>
    <style:style style:name="P25" style:family="paragraph" style:parent-style-name="Standard">
      <style:text-properties fo:font-size="14pt" fo:font-weight="bold" officeooo:rsid="0039363f" officeooo:paragraph-rsid="003792fa" fo:background-color="#ffffff" style:font-size-asian="14pt" style:font-weight-asian="bold" style:font-size-complex="14pt" style:font-weight-complex="bold"/>
    </style:style>
    <style:style style:name="P26" style:family="paragraph" style:parent-style-name="Standard">
      <style:text-properties fo:font-size="14pt" fo:font-weight="bold" officeooo:rsid="0039363f" officeooo:paragraph-rsid="0039363f" fo:background-color="#ffffff" style:font-size-asian="14pt" style:font-weight-asian="bold" style:font-size-complex="14pt" style:font-weight-complex="bold"/>
    </style:style>
    <style:style style:name="P27" style:family="paragraph" style:parent-style-name="Standard">
      <style:text-properties fo:font-size="14pt" fo:font-weight="bold" officeooo:rsid="0039363f" officeooo:paragraph-rsid="003c5810" fo:background-color="#ffffff" style:font-size-asian="14pt" style:font-weight-asian="bold" style:font-size-complex="14pt" style:font-weight-complex="bold"/>
    </style:style>
    <style:style style:name="P28" style:family="paragraph" style:parent-style-name="Standard">
      <style:text-properties fo:font-size="14pt" fo:font-weight="bold" officeooo:rsid="003b0d52" officeooo:paragraph-rsid="003b0d52" fo:background-color="#ffffff" style:font-size-asian="14pt" style:font-weight-asian="bold" style:font-size-complex="14pt" style:font-weight-complex="bold"/>
    </style:style>
    <style:style style:name="P29" style:family="paragraph" style:parent-style-name="Standard">
      <style:text-properties fo:font-size="14pt" fo:font-weight="bold" officeooo:rsid="00403153" officeooo:paragraph-rsid="00403153" fo:background-color="#ffffff" style:font-size-asian="14pt" style:font-weight-asian="bold" style:font-size-complex="14pt" style:font-weight-complex="bold"/>
    </style:style>
    <style:style style:name="P30" style:family="paragraph" style:parent-style-name="Standard">
      <style:text-properties fo:font-size="14pt" fo:font-weight="bold" officeooo:rsid="00403153" officeooo:paragraph-rsid="0040ebcb" fo:background-color="#ffffff" style:font-size-asian="14pt" style:font-weight-asian="bold" style:font-size-complex="14pt" style:font-weight-complex="bold"/>
    </style:style>
    <style:style style:name="P31" style:family="paragraph" style:parent-style-name="Standard">
      <style:text-properties fo:font-size="14pt" fo:font-weight="bold" officeooo:rsid="0040ebcb" officeooo:paragraph-rsid="0040ebcb" fo:background-color="#ffffff" style:font-size-asian="14pt" style:font-weight-asian="bold" style:font-size-complex="14pt" style:font-weight-complex="bold"/>
    </style:style>
    <style:style style:name="P32" style:family="paragraph" style:parent-style-name="Standard">
      <style:text-properties fo:font-size="14pt" fo:font-weight="bold" officeooo:rsid="004249f8" officeooo:paragraph-rsid="004249f8" fo:background-color="#ffffff" style:font-size-asian="14pt" style:font-weight-asian="bold" style:font-size-complex="14pt" style:font-weight-complex="bold"/>
    </style:style>
    <style:style style:name="P33" style:family="paragraph" style:parent-style-name="Standard">
      <style:text-properties fo:font-size="14pt" fo:font-weight="bold" officeooo:rsid="004249f8" officeooo:paragraph-rsid="0046f32b" fo:background-color="#ffffff" style:font-size-asian="14pt" style:font-weight-asian="bold" style:font-size-complex="14pt" style:font-weight-complex="bold"/>
    </style:style>
    <style:style style:name="P34" style:family="paragraph" style:parent-style-name="Standard">
      <style:text-properties fo:font-size="14pt" fo:font-weight="bold" officeooo:rsid="00442424" officeooo:paragraph-rsid="00442424" fo:background-color="#ffffff" style:font-size-asian="14pt" style:font-weight-asian="bold" style:font-size-complex="14pt" style:font-weight-complex="bold"/>
    </style:style>
    <style:style style:name="P35" style:family="paragraph" style:parent-style-name="Standard">
      <style:text-properties fo:font-size="14pt" fo:font-weight="bold" officeooo:rsid="0046e090" officeooo:paragraph-rsid="0046e090" fo:background-color="#ffffff" style:font-size-asian="14pt" style:font-weight-asian="bold" style:font-size-complex="14pt" style:font-weight-complex="bold"/>
    </style:style>
    <style:style style:name="P36" style:family="paragraph" style:parent-style-name="Standard">
      <style:text-properties fo:font-size="14pt" fo:font-weight="bold" officeooo:rsid="0046e090" officeooo:paragraph-rsid="0046f32b" fo:background-color="#ffffff" style:font-size-asian="14pt" style:font-weight-asian="bold" style:font-size-complex="14pt" style:font-weight-complex="bold"/>
    </style:style>
    <style:style style:name="P37" style:family="paragraph" style:parent-style-name="Standard">
      <style:text-properties fo:font-size="14pt" fo:font-weight="bold" officeooo:rsid="0046f32b" officeooo:paragraph-rsid="0046f32b" fo:background-color="#ffffff" style:font-size-asian="14pt" style:font-weight-asian="bold" style:font-size-complex="14pt" style:font-weight-complex="bold"/>
    </style:style>
    <style:style style:name="P38" style:family="paragraph" style:parent-style-name="Standard">
      <style:text-properties fo:font-size="14pt" fo:font-weight="bold" officeooo:rsid="0046f32b" officeooo:paragraph-rsid="0048d513" fo:background-color="#ffffff" style:font-size-asian="14pt" style:font-weight-asian="bold" style:font-size-complex="14pt" style:font-weight-complex="bold"/>
    </style:style>
    <style:style style:name="P39" style:family="paragraph" style:parent-style-name="Standard">
      <style:text-properties fo:font-size="14pt" fo:font-weight="bold" officeooo:rsid="004abef0" officeooo:paragraph-rsid="004abef0" fo:background-color="#ffffff" style:font-size-asian="14pt" style:font-weight-asian="bold" style:font-size-complex="14pt" style:font-weight-complex="bold"/>
    </style:style>
    <style:style style:name="P40" style:family="paragraph" style:parent-style-name="Standard">
      <style:text-properties fo:font-size="14pt" fo:font-weight="bold" officeooo:rsid="004afc67" officeooo:paragraph-rsid="004afc67" fo:background-color="#ffffff" style:font-size-asian="14pt" style:font-weight-asian="bold" style:font-size-complex="14pt" style:font-weight-complex="bold"/>
    </style:style>
    <style:style style:name="P41" style:family="paragraph" style:parent-style-name="Standard">
      <style:text-properties fo:font-size="14pt" fo:font-weight="bold" officeooo:rsid="004afc67" officeooo:paragraph-rsid="004bdef2" fo:background-color="#ffffff" style:font-size-asian="14pt" style:font-weight-asian="bold" style:font-size-complex="14pt" style:font-weight-complex="bold"/>
    </style:style>
    <style:style style:name="P42" style:family="paragraph" style:parent-style-name="Standard">
      <style:text-properties fo:font-size="14pt" fo:font-weight="bold" officeooo:rsid="004bdef2" officeooo:paragraph-rsid="004bdef2" fo:background-color="#ffffff" style:font-size-asian="14pt" style:font-weight-asian="bold" style:font-size-complex="14pt" style:font-weight-complex="bold"/>
    </style:style>
    <style:style style:name="P43" style:family="paragraph" style:parent-style-name="Standard">
      <style:text-properties fo:font-size="14pt" fo:font-weight="bold" officeooo:rsid="004eb09a" officeooo:paragraph-rsid="004eb09a" fo:background-color="#ffffff" style:font-size-asian="14pt" style:font-weight-asian="bold" style:font-size-complex="14pt" style:font-weight-complex="bold"/>
    </style:style>
    <style:style style:name="P44" style:family="paragraph" style:parent-style-name="Standard">
      <style:text-properties fo:font-size="14pt" fo:font-weight="bold" officeooo:rsid="004eb09a" officeooo:paragraph-rsid="00519a78" fo:background-color="#ffffff" style:font-size-asian="14pt" style:font-weight-asian="bold" style:font-size-complex="14pt" style:font-weight-complex="bold"/>
    </style:style>
    <style:style style:name="P45" style:family="paragraph" style:parent-style-name="Standard">
      <style:text-properties fo:font-size="14pt" fo:font-weight="bold" officeooo:rsid="00519a78" officeooo:paragraph-rsid="00519a78" fo:background-color="#ffffff" style:font-size-asian="14pt" style:font-weight-asian="bold" style:font-size-complex="14pt" style:font-weight-complex="bold"/>
    </style:style>
    <style:style style:name="P46" style:family="paragraph" style:parent-style-name="Standard">
      <style:text-properties fo:font-size="14pt" fo:font-weight="bold" officeooo:rsid="0052b642" officeooo:paragraph-rsid="0052b642" fo:background-color="#ffffff" style:font-size-asian="14pt" style:font-weight-asian="bold" style:font-size-complex="14pt" style:font-weight-complex="bold"/>
    </style:style>
    <style:style style:name="P47" style:family="paragraph" style:parent-style-name="Standard">
      <style:text-properties style:font-name="serif" fo:font-size="12pt" style:font-size-asian="12pt" style:font-size-complex="12pt"/>
    </style:style>
    <style:style style:name="P48" style:family="paragraph" style:parent-style-name="Standard">
      <style:paragraph-properties fo:text-align="justify" style:justify-single-word="false"/>
      <style:text-properties style:font-name="serif" fo:font-size="12pt" style:font-size-asian="12pt" style:font-size-complex="12pt"/>
    </style:style>
    <style:style style:name="P49" style:family="paragraph" style:parent-style-name="Standard">
      <style:text-properties style:font-name="serif" fo:font-size="12pt" officeooo:paragraph-rsid="0050664e" style:font-size-asian="12pt" style:font-size-complex="12pt"/>
    </style:style>
    <style:style style:name="P50" style:family="paragraph" style:parent-style-name="Standard">
      <style:text-properties fo:font-size="12pt" officeooo:paragraph-rsid="0050664e" style:font-size-asian="12pt" style:font-size-complex="12pt"/>
    </style:style>
    <style:style style:name="P51" style:family="paragraph" style:parent-style-name="Standard">
      <style:paragraph-properties fo:text-align="justify" style:justify-single-word="false"/>
      <style:text-properties fo:font-size="12pt" style:font-size-asian="12pt" style:font-size-complex="12pt"/>
    </style:style>
    <style:style style:name="P52" style:family="paragraph" style:parent-style-name="Standard">
      <style:paragraph-properties fo:text-align="justify" style:justify-single-word="false"/>
      <style:text-properties fo:font-size="12pt" officeooo:paragraph-rsid="0050664e" style:font-size-asian="12pt" style:font-size-complex="12pt"/>
    </style:style>
    <style:style style:name="P53" style:family="paragraph" style:parent-style-name="Text_20_body">
      <style:text-properties fo:font-size="14pt" style:font-size-asian="14pt" style:font-size-complex="14pt"/>
    </style:style>
    <style:style style:name="P54" style:family="paragraph" style:parent-style-name="Text_20_body">
      <style:paragraph-properties fo:text-align="center" style:justify-single-word="false"/>
      <style:text-properties fo:font-size="16pt" officeooo:rsid="00238ef8" officeooo:paragraph-rsid="0023f799" style:font-size-asian="16pt" style:font-size-complex="16pt"/>
    </style:style>
    <style:style style:name="P55" style:family="paragraph" style:parent-style-name="Text_20_body">
      <style:paragraph-properties fo:text-align="center" style:justify-single-word="false"/>
      <style:text-properties fo:font-size="16pt" officeooo:rsid="00238ef8" officeooo:paragraph-rsid="0026b06a" style:font-size-asian="16pt" style:font-size-complex="16pt"/>
    </style:style>
    <style:style style:name="P56" style:family="paragraph" style:parent-style-name="Text_20_body">
      <style:paragraph-properties fo:text-align="center" style:justify-single-word="false"/>
      <style:text-properties fo:font-size="16pt" officeooo:rsid="00238ef8" officeooo:paragraph-rsid="0026c34e" style:font-size-asian="16pt" style:font-size-complex="16pt"/>
    </style:style>
    <style:style style:name="P57" style:family="paragraph" style:parent-style-name="Text_20_body">
      <style:paragraph-properties fo:text-align="center" style:justify-single-word="false"/>
      <style:text-properties fo:font-size="16pt" officeooo:rsid="00238ef8" officeooo:paragraph-rsid="002d1fa7" style:font-size-asian="16pt" style:font-size-complex="16pt"/>
    </style:style>
    <style:style style:name="P58" style:family="paragraph" style:parent-style-name="Text_20_body">
      <style:paragraph-properties fo:text-align="center" style:justify-single-word="false"/>
      <style:text-properties fo:font-size="16pt" officeooo:rsid="00238ef8" officeooo:paragraph-rsid="0040ebcb" style:font-size-asian="16pt" style:font-size-complex="16pt"/>
    </style:style>
    <style:style style:name="P59" style:family="paragraph" style:parent-style-name="Heading_20_2">
      <style:text-properties fo:font-size="14pt" style:font-size-asian="14pt" style:font-size-complex="14pt"/>
    </style:style>
    <style:style style:name="P60" style:family="paragraph" style:parent-style-name="Standard">
      <style:paragraph-properties style:border-line-width-bottom="0.03cm 0.03cm 0.03cm" fo:padding="0.074cm" fo:border-left="none" fo:border-right="none" fo:border-top="none" fo:border-bottom="2.55pt double #000000" style:join-border="false"/>
      <style:text-properties fo:font-size="14pt" fo:font-weight="bold" officeooo:rsid="004249f8" officeooo:paragraph-rsid="004249f8" fo:background-color="#ffffff" style:font-size-asian="14pt" style:font-weight-asian="bold" style:font-size-complex="14pt" style:font-weight-complex="bold"/>
    </style:style>
    <style:style style:name="P61" style:family="paragraph" style:parent-style-name="Text_20_body" style:list-style-name="L1">
      <style:text-properties fo:font-size="14pt" style:font-size-asian="14pt" style:font-size-complex="14pt"/>
    </style:style>
    <style:style style:name="P62" style:family="paragraph" style:parent-style-name="Text_20_body" style:list-style-name="L1">
      <style:text-properties fo:font-size="14pt" officeooo:paragraph-rsid="00238ef8" style:font-size-asian="14pt" style:font-size-complex="14pt"/>
    </style:style>
    <style:style style:name="P63" style:family="paragraph" style:parent-style-name="Standard">
      <style:text-properties fo:font-size="14pt" fo:font-weight="bold" officeooo:rsid="0053a00c" officeooo:paragraph-rsid="0053a00c" fo:background-color="#ffffff" style:font-size-asian="14pt" style:font-weight-asian="bold" style:font-size-complex="14pt" style:font-weight-complex="bold"/>
    </style:style>
    <style:style style:name="T1" style:family="text">
      <style:text-properties officeooo:rsid="001d9ae4"/>
    </style:style>
    <style:style style:name="T2" style:family="text">
      <style:text-properties officeooo:rsid="001e91e0"/>
    </style:style>
    <style:style style:name="T3" style:family="text">
      <style:text-properties officeooo:rsid="00240ae8"/>
    </style:style>
    <style:style style:name="T4" style:family="text">
      <style:text-properties officeooo:rsid="0026b06a"/>
    </style:style>
    <style:style style:name="T5" style:family="text">
      <style:text-properties officeooo:rsid="0026c34e"/>
    </style:style>
    <style:style style:name="T6" style:family="text">
      <style:text-properties officeooo:rsid="002e1055"/>
    </style:style>
    <style:style style:name="T7" style:family="text">
      <style:text-properties officeooo:rsid="003792fa"/>
    </style:style>
    <style:style style:name="T8" style:family="text">
      <style:text-properties officeooo:rsid="003e6319"/>
    </style:style>
    <style:style style:name="T9" style:family="text">
      <style:text-properties officeooo:rsid="0040ebcb"/>
    </style:style>
    <style:style style:name="T10" style:family="text">
      <style:text-properties officeooo:rsid="0048d513"/>
    </style:style>
    <style:style style:name="T11" style:family="text">
      <style:text-properties officeooo:rsid="004bdef2"/>
    </style:style>
    <style:style style:name="T12" style:family="text">
      <style:text-properties officeooo:rsid="004eb09a"/>
    </style:style>
    <style:style style:name="T13" style:family="text">
      <style:text-properties officeooo:rsid="004249f8"/>
    </style:style>
    <style:style style:name="T14" style:family="text">
      <style:text-properties style:font-name="serif"/>
    </style:style>
    <style:style style:name="T15" style:family="text">
      <style:text-properties officeooo:rsid="00519a7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Entering and exiting an exception handler </text:p>
      <text:p text:style-name="P47"/>
      <text:p text:style-name="P49">Here are the steps that the ARM processor does to handle an exception Preserve the address of the next instruction.</text:p>
      <text:p text:style-name="P49"><text:s/></text:p>
      <text:p text:style-name="P51">•<text:span text:style-name="T14">Copy CPSR to the appropriate SPSR which is one of the banked registers for each mode of operation. </text:span></text:p>
      <text:p text:style-name="P51">•<text:span text:style-name="T14">Force the CPSR mode bits to a value depending on the raised exception. </text:span></text:p>
      <text:p text:style-name="P51">•<text:span text:style-name="T14">Force the PC to fetch the next instruction from the exception vector table. </text:span></text:p>
      <text:p text:style-name="P51">•<text:span text:style-name="T14">Now the handler is running in the mode associated with the raised exception. </text:span></text:p>
      <text:p text:style-name="P51">•<text:span text:style-name="T14">When handler is done, the CPSR is restored from the saved </text:span></text:p>
      <text:p text:style-name="P48">SPSR.</text:p>
      <text:p text:style-name="P52">•<text:span text:style-name="T14">PC is updated with the value of (LR</text:span>– <text:span text:style-name="T14">offset) and the offset value depends on the type of the exception. </text:span></text:p>
      <text:p text:style-name="P50"/>
      <text:p text:style-name="P49"><text:s/>when deciding to leave the exception handler, the following steps occurs:</text:p>
      <text:p text:style-name="P49"><text:s/></text:p>
      <text:p text:style-name="P51">•<text:span text:style-name="T14">Move the Link Register LR(minus an offset) to the PC Copy SPSR back to CPSR, this will automatically changes the mode back to the previous one. </text:span></text:p>
      <text:p text:style-name="P51">•<text:span text:style-name="T14">Clear the interrupt disable flags (if they were set). </text:span></text:p>
      <text:h text:style-name="P59" text:outline-level="2">Steps to Execute an Interrupt</text:h>
      <text:p text:style-name="P53">When an interrupt gets active, the microcontroller goes through the following steps −</text:p>
      <text:list xml:id="list5109045628196879903" text:style-name="L1">
        <text:list-item>
          <text:p text:style-name="P61">The microcontroller closes the currently executing instruction and saves the address of the next instruction (PC) on the stack.</text:p>
        </text:list-item>
        <text:list-item>
          <text:p text:style-name="P61">It also saves the current status of all the interrupts internally (i.e., not on the stack).</text:p>
        </text:list-item>
        <text:list-item>
          <text:p text:style-name="P61">It jumps to the memory location of the interrupt vector table that holds the address of the interrupts service routine.</text:p>
        </text:list-item>
        <text:list-item>
          <text:p text:style-name="P61">The microcontroller gets the address of the ISR from the interrupt vector table and jumps to it. It starts to execute the interrupt service subroutine, which is RETI (return from interrupt).</text:p>
        </text:list-item>
        <text:list-item>
          <text:p text:style-name="P62">Upon executing the RETI instruction, the microcontroller returns to the location where it was interrupted. First, it gets the program counter (PC) address from the stack by popping the top bytes of the stack into the PC. Then, it start to execute from that address.</text:p>
        </text:list-item>
      </text:list>
      <text:p text:style-name="P10">$$$$$$$$$$$$$$$$$$$$$$$$$$$$$$$$$$$$$$$$$$$$$$$$$$$$$$$$$$$$$$$$$$$$</text:p>
      <text:p text:style-name="P56">Test<text:span text:style-name="T5">1</text:span>:</text:p>
      <text:p text:style-name="P10">$$$$$$$$$$$$$$$$$$$$$$$$$$$$$$$$$$$$$$$$$$$$$$$$$$$$$$$$$$$$$$$$$$$$</text:p>
      <text:p text:style-name="P1"/>
      <text:p text:style-name="P2">Sen1:##########<text:span text:style-name="T1">########## <text:s text:c="2"/>IMSGS inside tee_entry_fast <text:s text:c="3"/></text:span><text:soft-page-break/><text:span text:style-name="T1">###########################</text:span></text:p>
      <text:p text:style-name="P3">OUTPUT FOR HELLOWORLD IN TA SIDE:</text:p>
      <text:p text:style-name="P5"/>
      <text:p text:style-name="P5">/TC:0 0 tee_ta_register_ta_store:534 Registering TA store: 'REE' (priority 10) </text:p>
      <text:p text:style-name="P5">D/TC:0 0 tee_ta_register_ta_store:534 Registering TA store: 'Secure Storage TA' (priority 9) </text:p>
      <text:p text:style-name="P5">D/TC:0 0 mobj_mapped_shm_init:559 Shared memory address range: f200000, 11200000 </text:p>
      <text:p text:style-name="P5">I/TC: Initialized </text:p>
      <text:p text:style-name="P5">D/TC:0 0 init_primary_helper:917 Primary CPU switching to normal world boot </text:p>
      <text:p text:style-name="P5">I/TC: <text:s/>OPTEE_SMC_CALLS_UID </text:p>
      <text:p text:style-name="P5">I/TC: OOPTEE_SMC_CALLS_REVISION </text:p>
      <text:p text:style-name="P5">I/TC: Dynamic shared memory is enabled </text:p>
      <text:p text:style-name="P5">I/TC: OPTEE_SMC_EXCHANGE_CAPABILITIES </text:p>
      <text:p text:style-name="P5">I/TC: OPTEE_SMC_GET_SHM_CONFIG </text:p>
      <text:p text:style-name="P5">I/TC: OPTEE_SMC_ENABLE_SHM_CACHE </text:p>
      <text:p text:style-name="P5">D/TC:0 0 core_mmu_entry_to_finer_grained:653 xlat tables used 5 / 5 </text:p>
      <text:p text:style-name="P5">D/TC:? 0 tee_ta_init_pseudo_ta_session:274 Lookup pseudo TA 8aaaf200-2450-11e4-abe2-0002a5d5c51b </text:p>
      <text:p text:style-name="P5">D/TC:? 0 load_elf:842 Lookup user TA ELF 8aaaf200-2450-11e4-abe2-0002a5d5c51b (Secure Storage TA) </text:p>
      <text:p text:style-name="P5">D/TC:? 0 load_elf:842 Lookup user TA ELF 8aaaf200-2450-11e4-abe2-0002a5d5c51b (REE) </text:p>
      <text:p text:style-name="P5">D/TC:? 0 load_elf_from_store:810 ELF load address 0x40005000 </text:p>
      <text:p text:style-name="P5">D/TC:? 0 tee_ta_init_user_ta_session:1021 Processing relocations in 8aaaf200-2450-11e4-abe2-0002a5d5c51b </text:p>
      <text:p text:style-name="P5">D/TA: <text:s/>TA_CreateEntryPoint:45 has been called </text:p>
      <text:p text:style-name="P5">D/TA: <text:s/>TA_OpenSessionEntryPoint:74 has been called </text:p>
      <text:p text:style-name="P5">I/TA: Hello World! </text:p>
      <text:p text:style-name="P5">D/TA: <text:s/>inc_value:111 has been called </text:p>
      <text:p text:style-name="P5">I/TA: Got value: 42 from NW </text:p>
      <text:p text:style-name="P5">I/TA: Increase value to: 43 </text:p>
      <text:p text:style-name="P5">D/TC:? 0 tee_ta_close_session:380 tee_ta_close_session(0xe171cf0) </text:p>
      <text:p text:style-name="P5">D/TC:? 0 tee_ta_close_session:399 Destroy session </text:p>
      <text:p text:style-name="P5">I/TA: Goodbye! </text:p>
      <text:p text:style-name="P5">D/TA: <text:s/>TA_DestroyEntryPoint:56 has been called </text:p>
      <text:p text:style-name="P5">D/TC:? 0 tee_ta_close_session:425 Destroy TA ctx </text:p>
      <text:p text:style-name="P5"><text:s/></text:p>
      <text:p text:style-name="P5"/>
      <text:p text:style-name="P8">$$$$$$$$$$$$$$$$$$$$$$$$$$$$$$$$$$$$$$$$$$$$$$$$$$$$$$$$$$$$$$$$$$$$</text:p>
      <text:p text:style-name="P54">Test<text:span text:style-name="T3">2</text:span>:</text:p>
      <text:p text:style-name="P8">$$$$$$$$$$$$$$$$$$$$$$$$$$$$$$$$$$$$$$$$$$$$$$$$$$$$$$$$$$$$$$$$$$$$</text:p>
      <text:p text:style-name="P5"/>
      <text:p text:style-name="P3">SEN2:#########IMSGE INSIDE tee_entry_fast and <text:span text:style-name="T2">coment ALL the code inside </text:span><text:soft-page-break/><text:span text:style-name="T2">tee_entry_std #######</text:span></text:p>
      <text:p text:style-name="P3">OUTPUT FOR HELLO WORLD AT SECURE</text:p>
      <text:p text:style-name="P3"/>
      <text:p text:style-name="P3">D/TC:0 0 init_primary_helper:917 Primary CPU switching to normal world boot </text:p>
      <text:p text:style-name="P3">I/TC: ************entry_fast********* </text:p>
      <text:p text:style-name="P3">I/TC: ************** OPTEE_SMC_CALLS_UID </text:p>
      <text:p text:style-name="P3">I/TC: ************entry_fast********* </text:p>
      <text:p text:style-name="P3">I/TC: OOPTEE_SMC_CALLS_REVISION </text:p>
      <text:p text:style-name="P3">I/TC: ************entry_fast********* </text:p>
      <text:p text:style-name="P3">I/TC: Dynamic shared memory is enabled </text:p>
      <text:p text:style-name="P3">I/TC: OPTEE_SMC_EXCHANGE_CAPABILITIES </text:p>
      <text:p text:style-name="P3">I/TC: ************entry_fast********* </text:p>
      <text:p text:style-name="P3">I/TC: OPTEE_SMC_GET_SHM_CONFIG </text:p>
      <text:p text:style-name="P3">I/TC: ************entry_fast********* </text:p>
      <text:p text:style-name="P3">I/TC: OPTEE_SMC_ENABLE_SHM_CACHE </text:p>
      <text:p text:style-name="P3">I/TC: ************entry_std********* </text:p>
      <text:p text:style-name="P3"/>
      <text:p text:style-name="P6">OUPUT FOR HELLOWORLD AT NON-SECURE</text:p>
      <text:p text:style-name="P6"># cd /usr/bin/ </text:p>
      <text:p text:style-name="P6"># ./hello_world </text:p>
      <text:p text:style-name="P6">hello_world: TEEC_Opensession failed with code 0xffff000e origin 0x2</text:p>
      <text:p text:style-name="P6"/>
      <text:p text:style-name="P6">SEN3:######## COMMENT THE CODE INSIDE tee_entry_fast###########################</text:p>
      <text:p text:style-name="P4">OUTPUT FOR HELLO WORLD AT SECURE</text:p>
      <text:p text:style-name="P4"/>
      <text:p text:style-name="P4">D/TC:0 0 init_primary_helper:917 Primary CPU switching to normal world boot </text:p>
      <text:p text:style-name="P4">I/TC: ************entry_fast********* </text:p>
      <text:p text:style-name="P4"/>
      <text:p text:style-name="P6">OUPUT FOR HELLOWORLD AT NON-SECURE</text:p>
      <text:p text:style-name="P6"># cd /usr/bin/ </text:p>
      <text:p text:style-name="P6"># ./hello_world </text:p>
      <text:p text:style-name="P6">hello_world: TEEC_Opensession failed with code 0xffff000e origin 0x2</text:p>
      <text:p text:style-name="P6"/>
      <text:p text:style-name="P6"/>
      <text:p text:style-name="P9">$$$$$$$$$$$$$$$$$$$$$$$$$$$$$$$$$$$$$$$$$$$$$$$$$$$$$$$$$$$$$$$$$$$$</text:p>
      <text:p text:style-name="P55">Test<text:span text:style-name="T4">3</text:span>:</text:p>
      <text:p text:style-name="P9">$$$$$$$$$$$$$$$$$$$$$$$$$$$$$$$$$$$$$$$$$$$$$$$$$$$$$$$$$$$$$$$$$$$$</text:p>
      <text:p text:style-name="P7"/>
      <text:p text:style-name="P7">according to the vector table handle ... we changed the function of the vector table as just to print the IMSG.</text:p>
      <text:p text:style-name="P7"/>
      <text:p text:style-name="P7">Result:</text:p>
      <text:p text:style-name="P7"/>
      <text:p text:style-name="P7"><text:soft-page-break/></text:p>
      <text:p text:style-name="P13">NS LOG: </text:p>
      <text:p text:style-name="P13"/>
      <text:p text:style-name="P13">Welcome to Buildroot, type root to login </text:p>
      <text:p text:style-name="P13">buildroot login: root </text:p>
      <text:p text:style-name="P13"># cd /usr/bin/ </text:p>
      <text:p text:style-name="P13"># ./hello_world </text:p>
      <text:p text:style-name="P16">hello_world: TEEC_InitializeContext failed with code 0xffff0008</text:p>
      <text:p text:style-name="P13"/>
      <text:p text:style-name="P14">SW LOG:</text:p>
      <text:p text:style-name="P14"/>
      <text:p text:style-name="P14">D/TC:0 0 add_phys_mem:539 TEE_SHMEM_START type NSEC_SHM 0x42000000 size 0x00200000 </text:p>
      <text:p text:style-name="P14">D/TC:0 0 add_phys_mem:539 TA_RAM_START type TA_RAM 0x0e300000 size 0x00d00000 </text:p>
      <text:p text:style-name="P14">D/TC:0 0 add_phys_mem:539 VCORE_UNPG_RW_PA type TEE_RAM_RW 0x0e149000 size 0x001b7000 </text:p>
      <text:p text:style-name="P14">D/TC:0 0 add_phys_mem:539 VCORE_UNPG_RX_PA type TEE_RAM_RX 0x0e100000 size 0x00049000 </text:p>
      <text:p text:style-name="P14">D/TC:0 0 add_phys_mem:539 CONSOLE_UART_BASE type IO_SEC 0x09000000 size 0x00200000 </text:p>
      <text:p text:style-name="P14">D/TC:0 0 verify_special_mem_areas:477 No NSEC DDR memory area defined </text:p>
      <text:p text:style-name="P14">D/TC:0 0 add_va_space:578 type RES_VASPACE size 0x00a00000 </text:p>
      <text:p text:style-name="P14">D/TC:0 0 add_va_space:578 type SHM_VASPACE size 0x02000000 </text:p>
      <text:p text:style-name="P14">D/TC:0 0 dump_mmap_table:711 type TEE_RAM_RX <text:s text:c="2"/>va 0x0e100000..0x0e148fff pa 0x0e100000..0x0e148fff size 0x00049000 (smallpg) </text:p>
      <text:p text:style-name="P14">D/TC:0 0 dump_mmap_table:711 type TEE_RAM_RW <text:s text:c="2"/>va 0x0e149000..0x0e2fffff pa 0x0e149000..0x0e2fffff size 0x001b7000 (smallpg) </text:p>
      <text:p text:style-name="P14">D/TC:0 0 dump_mmap_table:711 type NSEC_SHM <text:s text:c="4"/>va 0x0e400000..0x0e5fffff pa 0x42000000..0x421fffff size 0x00200000 (pgdir) </text:p>
      <text:p text:style-name="P14">D/TC:0 0 dump_mmap_table:711 type IO_SEC <text:s text:c="6"/>va 0x0e600000..0x0e7fffff pa 0x09000000..0x091fffff size 0x00200000 (pgdir) </text:p>
      <text:p text:style-name="P14">D/TC:0 0 dump_mmap_table:711 type RES_VASPACE <text:s/>va 0x0e800000..0x0f1fffff pa 0x00000000..0x009fffff size 0x00a00000 (pgdir) </text:p>
      <text:p text:style-name="P14">D/TC:0 0 dump_mmap_table:711 type SHM_VASPACE <text:s/>va 0x0f200000..0x111fffff pa 0x00000000..0x01ffffff size 0x02000000 (pgdir) </text:p>
      <text:p text:style-name="P14">D/TC:0 0 dump_mmap_table:711 type TA_RAM <text:s text:c="6"/>va 0x11300000..0x11ffffff pa 0x0e300000..0x0effffff size 0x00d00000 (smallpg) </text:p>
      <text:p text:style-name="P14">D/TC:0 0 core_mmu_entry_to_finer_grained:653 xlat tables used 1 / 5 </text:p>
      <text:p text:style-name="P14">D/TC:0 0 core_mmu_entry_to_finer_grained:653 xlat tables used 2 / 5 </text:p>
      <text:p text:style-name="P14">D/TC:0 0 core_mmu_entry_to_finer_grained:653 xlat tables used 3 / 5 </text:p>
      <text:p text:style-name="P14">D/TC:0 0 core_mmu_entry_to_finer_grained:653 xlat tables used 4 / 5 </text:p>
      <text:p text:style-name="P14">I/TC: </text:p>
      <text:p text:style-name="P14">D/TC:0 0 init_canaries:164 #Stack canaries for stack_tmp[0] with top at 0xe150eb8 </text:p>
      <text:p text:style-name="P14">D/TC:0 0 init_canaries:164 watch *0xe150ebc </text:p>
      <text:p text:style-name="P14"><text:soft-page-break/>D/TC:0 0 init_canaries:164 #Stack canaries for stack_tmp[1] with top at 0xe1516f8 </text:p>
      <text:p text:style-name="P14">D/TC:0 0 init_canaries:164 watch *0xe1516fc </text:p>
      <text:p text:style-name="P14">D/TC:0 0 init_canaries:164 #Stack canaries for stack_tmp[2] with top at 0xe151f38 </text:p>
      <text:p text:style-name="P14">D/TC:0 0 init_canaries:164 watch *0xe151f3c </text:p>
      <text:p text:style-name="P14">D/TC:0 0 init_canaries:164 #Stack canaries for stack_tmp[3] with top at 0xe152778 </text:p>
      <text:p text:style-name="P14">D/TC:0 0 init_canaries:164 watch *0xe15277c </text:p>
      <text:p text:style-name="P14">D/TC:0 0 init_canaries:165 #Stack canaries for stack_abt[0] with top at 0xe14a138 </text:p>
      <text:p text:style-name="P14">D/TC:0 0 init_canaries:165 watch *0xe14a13c </text:p>
      <text:p text:style-name="P14">D/TC:0 0 init_canaries:165 #Stack canaries for stack_abt[1] with top at 0xe14ad78 </text:p>
      <text:p text:style-name="P14">D/TC:0 0 init_canaries:165 watch *0xe14ad7c </text:p>
      <text:p text:style-name="P14">D/TC:0 0 init_canaries:165 #Stack canaries for stack_abt[2] with top at 0xe14b9b8 </text:p>
      <text:p text:style-name="P14">D/TC:0 0 init_canaries:165 watch *0xe14b9bc </text:p>
      <text:p text:style-name="P14">D/TC:0 0 init_canaries:165 #Stack canaries for stack_abt[3] with top at 0xe14c5f8 </text:p>
      <text:p text:style-name="P14">D/TC:0 0 init_canaries:165 watch *0xe14c5fc </text:p>
      <text:p text:style-name="P14">D/TC:0 0 init_canaries:167 #Stack canaries for stack_thread[0] with top at 0xe14e638 </text:p>
      <text:p text:style-name="P14">D/TC:0 0 init_canaries:167 watch *0xe14e63c </text:p>
      <text:p text:style-name="P14">D/TC:0 0 init_canaries:167 #Stack canaries for stack_thread[1] with top at 0xe150678 </text:p>
      <text:p text:style-name="P14">D/TC:0 0 init_canaries:167 watch *0xe15067c </text:p>
      <text:p text:style-name="P14">D/TC:0 0 select_vector:959 SMCCC_ARCH_WORKAROUND_1 (0x80008000) available </text:p>
      <text:p text:style-name="P14">D/TC:0 0 select_vector:960 SMC Workaround for CVE-2017-5715 used </text:p>
      <text:p text:style-name="P14">I/TC: OP-TEE version: 3.2.0-56-ga06857f-dev #8 Thu Nov <text:s/>1 06:42:20 UTC 2018 aarch64 </text:p>
      <text:p text:style-name="P14">D/TC:0 0 tee_ta_register_ta_store:534 Registering TA store: 'REE' (priority 10) </text:p>
      <text:p text:style-name="P14">D/TC:0 0 tee_ta_register_ta_store:534 Registering TA store: 'Secure Storage TA' (priority 9) </text:p>
      <text:p text:style-name="P14">D/TC:0 0 mobj_mapped_shm_init:559 Shared memory address range: f200000, 11200000 </text:p>
      <text:p text:style-name="P14">I/TC: Initialized </text:p>
      <text:p text:style-name="P14">D/TC:0 0 init_primary_helper:917 Primary CPU switching to normal world boot </text:p>
      <text:p text:style-name="P15">I/TC: Your handle is called congrats!!!!!!! </text:p>
      <text:p text:style-name="P15">I/TC: ************thread_handle_fast_smc******* </text:p>
      <text:p text:style-name="P15"/>
      <text:p text:style-name="P15"/>
      <text:p text:style-name="P11">$$$$$$$$$$$$$$$$$$$$$$$$$$$$$$$$$$$$$$$$$$$$$$$$$$$$$$$$$$$$$$$$$$$$</text:p>
      <text:p text:style-name="P57">Test<text:span text:style-name="T6">4</text:span>:</text:p>
      <text:p text:style-name="P17">$$$$$$$$$$$$$$$$$$$$$$$$$$$$$$$$$$$$$$$$$$$$$$$$$$$$$$$$$$$$$$$$$$$$</text:p>
      <text:p text:style-name="P17"/>
      <text:p text:style-name="P17"/>
      <text:p text:style-name="P19">Count of calls:</text:p>
      <text:p text:style-name="P19"/>
      <text:p text:style-name="P23">1. Before running the hello world application:</text:p>
      <text:p text:style-name="P19"><text:soft-page-break/></text:p>
      <text:p text:style-name="P21">qemu LOG:</text:p>
      <text:p text:style-name="P21"><text:tab/><text:tab/>-s -S -semihosting-config enable,target=native -d unimp \ </text:p>
      <text:p text:style-name="P21"><text:tab/><text:tab/>-initrd /home/lagadanu/Desktop/qemu/build/../out-br/images/rootfs.cpio.gz \ </text:p>
      <text:p text:style-name="P21"><text:tab/><text:tab/>-kernel /home/lagadanu/Desktop/qemu/build/../linux/arch/arm64/boot/Image -no-acpi \ </text:p>
      <text:p text:style-name="P21"><text:tab/><text:tab/>-append 'console=ttyAMA0,38400 keep_bootcon root=/dev/vda2' \ </text:p>
      <text:p text:style-name="P21"><text:tab/><text:tab/>-netdev user,id=vmnic -device virtio-net-device,netdev=vmnic </text:p>
      <text:p text:style-name="P21">QEMU 2.12.0 monitor - type 'help' for more information </text:p>
      <text:p text:style-name="P21">(qemu) c </text:p>
      <text:p text:style-name="P21">(qemu) </text:p>
      <text:p text:style-name="P19"/>
      <text:p text:style-name="P20">NW LOGS:</text:p>
      <text:p text:style-name="P20"/>
      <text:p text:style-name="P20">Welcome to Buildroot, type root to login </text:p>
      <text:p text:style-name="P20">buildroot login: </text:p>
      <text:p text:style-name="P19"/>
      <text:p text:style-name="P20">SW LOGS:</text:p>
      <text:p text:style-name="P20"/>
      <text:p text:style-name="P20">D/TC:0 0 init_canaries:165 watch *0xe14b9bc </text:p>
      <text:p text:style-name="P20">D/TC:0 0 init_canaries:165 #Stack canaries for stack_abt[3] with top at 0xe14c5f8 </text:p>
      <text:p text:style-name="P20">D/TC:0 0 init_canaries:165 watch *0xe14c5fc </text:p>
      <text:p text:style-name="P20">D/TC:0 0 init_canaries:167 #Stack canaries for stack_thread[0] with top at 0xe14e638 </text:p>
      <text:p text:style-name="P20">D/TC:0 0 init_canaries:167 watch *0xe14e63c </text:p>
      <text:p text:style-name="P20">D/TC:0 0 init_canaries:167 #Stack canaries for stack_thread[1] with top at 0xe150678 </text:p>
      <text:p text:style-name="P20">D/TC:0 0 init_canaries:167 watch *0xe15067c </text:p>
      <text:p text:style-name="P20">D/TC:0 0 select_vector:965 SMCCC_ARCH_WORKAROUND_1 (0x80008000) available </text:p>
      <text:p text:style-name="P20">D/TC:0 0 select_vector:966 SMC Workaround for CVE-2017-5715 used </text:p>
      <text:p text:style-name="P20">I/TC: OP-TEE version: 3.2.0-56-ga06857f-dev #9 Thu Nov <text:s/>1 07:13:10 UTC 2018 aarch64 </text:p>
      <text:p text:style-name="P20">D/TC:0 0 tee_ta_register_ta_store:534 Registering TA store: 'REE' (priority 10) </text:p>
      <text:p text:style-name="P20">D/TC:0 0 tee_ta_register_ta_store:534 Registering TA store: 'Secure Storage TA' (priority 9) </text:p>
      <text:p text:style-name="P20">D/TC:0 0 mobj_mapped_shm_init:559 Shared memory address range: f200000, 11200000 </text:p>
      <text:p text:style-name="P20">I/TC: Initialized </text:p>
      <text:p text:style-name="P20">D/TC:0 0 init_primary_helper:917 Primary CPU switching to normal world boot </text:p>
      <text:p text:style-name="P20">I/TC: Your handle thread_handle_fast_smc called congrats!!!!!!!: 0 </text:p>
      <text:p text:style-name="P20">I/TC: ************entry_fast********* </text:p>
      <text:p text:style-name="P20"><text:soft-page-break/>I/TC: ************** OPTEE_SMC_CALLS_UID </text:p>
      <text:p text:style-name="P20">I/TC: ************ END thread_handle_fast_smc******* </text:p>
      <text:p text:style-name="P20">I/TC: Your handle thread_handle_fast_smc called congrats!!!!!!!: 1 </text:p>
      <text:p text:style-name="P20">I/TC: ************entry_fast********* </text:p>
      <text:p text:style-name="P20">I/TC: OOPTEE_SMC_CALLS_REVISION </text:p>
      <text:p text:style-name="P20">I/TC: ************ END thread_handle_fast_smc******* </text:p>
      <text:p text:style-name="P20">I/TC: Your handle thread_handle_fast_smc called congrats!!!!!!!: 2 </text:p>
      <text:p text:style-name="P20">I/TC: ************entry_fast********* </text:p>
      <text:p text:style-name="P20">I/TC: Dynamic shared memory is enabled </text:p>
      <text:p text:style-name="P20">I/TC: OPTEE_SMC_EXCHANGE_CAPABILITIES </text:p>
      <text:p text:style-name="P20">I/TC: ************ END thread_handle_fast_smc******* </text:p>
      <text:p text:style-name="P20">I/TC: Your handle thread_handle_fast_smc called congrats!!!!!!!: 3 </text:p>
      <text:p text:style-name="P20">I/TC: ************entry_fast********* </text:p>
      <text:p text:style-name="P20">I/TC: OPTEE_SMC_GET_SHM_CONFIG </text:p>
      <text:p text:style-name="P20">I/TC: ************ END thread_handle_fast_smc******* </text:p>
      <text:p text:style-name="P20">I/TC: Your handle thread_handle_fast_smc called congrats!!!!!!!: 4 </text:p>
      <text:p text:style-name="P20">I/TC: ************entry_fast********* </text:p>
      <text:p text:style-name="P20">I/TC: OPTEE_SMC_ENABLE_SHM_CACHE </text:p>
      <text:p text:style-name="P20">I/TC: ************ END thread_handle_fast_smc******* </text:p>
      <text:p text:style-name="P20"/>
      <text:p text:style-name="P20"/>
      <text:p text:style-name="P24"><text:span text:style-name="T8">2</text:span>. <text:span text:style-name="T7">AFTER</text:span> running the hello world application:</text:p>
      <text:p text:style-name="P25"/>
      <text:p text:style-name="P22">qemu LOG:</text:p>
      <text:p text:style-name="P22"><text:tab/><text:tab/>-s -S -semihosting-config enable,target=native -d unimp \ </text:p>
      <text:p text:style-name="P22"><text:tab/><text:tab/>-initrd /home/lagadanu/Desktop/qemu/build/../out-br/images/rootfs.cpio.gz \ </text:p>
      <text:p text:style-name="P22"><text:tab/><text:tab/>-kernel /home/lagadanu/Desktop/qemu/build/../linux/arch/arm64/boot/Image -no-acpi \ </text:p>
      <text:p text:style-name="P22"><text:tab/><text:tab/>-append 'console=ttyAMA0,38400 keep_bootcon root=/dev/vda2' \ </text:p>
      <text:p text:style-name="P22"><text:tab/><text:tab/>-netdev user,id=vmnic -device virtio-net-device,netdev=vmnic </text:p>
      <text:p text:style-name="P22">QEMU 2.12.0 monitor - type 'help' for more information </text:p>
      <text:p text:style-name="P22">(qemu) c </text:p>
      <text:p text:style-name="P26"/>
      <text:p text:style-name="P26">NW LOGS:</text:p>
      <text:p text:style-name="P27">Welcome to Buildroot, type root to login </text:p>
      <text:p text:style-name="P27">buildroot login: root </text:p>
      <text:p text:style-name="P27"># cd usr/bin </text:p>
      <text:p text:style-name="P27">-sh: cd: can't cd to usr/bin: No such file or directory </text:p>
      <text:p text:style-name="P27"># cd /usr/bin </text:p>
      <text:p text:style-name="P27"># ./he </text:p>
      <text:p text:style-name="P27">head <text:s text:c="8"/>hello_world <text:s/>hexdump <text:s text:c="5"/>hexedit </text:p>
      <text:p text:style-name="P27"># ./hello_world </text:p>
      <text:p text:style-name="P27">Invoking TA to increment 42 </text:p>
      <text:p text:style-name="P27">TA incremented value to 43 </text:p>
      <text:p text:style-name="P26"><text:soft-page-break/>SW LOGS:</text:p>
      <text:p text:style-name="P26"/>
      <text:p text:style-name="P28">I/TC: Your handle thread_handle_fast_smc called congrats!!!!!!!: 4 </text:p>
      <text:p text:style-name="P28">I/TC: ************entry_fast********* </text:p>
      <text:p text:style-name="P28">I/TC: OPTEE_SMC_ENABLE_SHM_CACHE </text:p>
      <text:p text:style-name="P28">I/TC: ************ END thread_handle_fast_smc******* </text:p>
      <text:p text:style-name="P26">I/TC: Your START std_smc handle is called congrats!!!!!!!: 0 </text:p>
      <text:p text:style-name="P26">I/TC: ************entry_std********* </text:p>
      <text:p text:style-name="P26">D/TC:0 0 core_mmu_entry_to_finer_grained:653 xlat tables used 5 / 5 </text:p>
      <text:p text:style-name="P26">I/TC: Your START std_smc handle is called congrats!!!!!!!: 1 </text:p>
      <text:p text:style-name="P26">I/TC: Your START std_smc handle is called congrats!!!!!!!: 2 </text:p>
      <text:p text:style-name="P26">D/TC:? 0 tee_ta_init_pseudo_ta_session:274 Lookup pseudo TA 8aaaf200-2450-11e4-abe2-0002a5d5c51b </text:p>
      <text:p text:style-name="P26">D/TC:? 0 load_elf:842 Lookup user TA ELF 8aaaf200-2450-11e4-abe2-0002a5d5c51b (Secure Storage TA) </text:p>
      <text:p text:style-name="P26">I/TC: Your START std_smc handle is called congrats!!!!!!!: 3 </text:p>
      <text:p text:style-name="P26">I/TC: Your START std_smc handle is called congrats!!!!!!!: 4 </text:p>
      <text:p text:style-name="P26">I/TC: Your START std_smc handle is called congrats!!!!!!!: 5 </text:p>
      <text:p text:style-name="P26">I/TC: Your START std_smc handle is called congrats!!!!!!!: 6 </text:p>
      <text:p text:style-name="P26">I/TC: Your START std_smc handle is called congrats!!!!!!!: 7 </text:p>
      <text:p text:style-name="P26">I/TC: Your START std_smc handle is called congrats!!!!!!!: 8 </text:p>
      <text:p text:style-name="P26">I/TC: Your START std_smc handle is called congrats!!!!!!!: 9 </text:p>
      <text:p text:style-name="P26">I/TC: Your START std_smc handle is called congrats!!!!!!!: 10 </text:p>
      <text:p text:style-name="P26">I/TC: Your START std_smc handle is called congrats!!!!!!!: 11 </text:p>
      <text:p text:style-name="P26">I/TC: Your START std_smc handle is called congrats!!!!!!!: 12 </text:p>
      <text:p text:style-name="P26">I/TC: Your START std_smc handle is called congrats!!!!!!!: 13 </text:p>
      <text:p text:style-name="P26">I/TC: Your START std_smc handle is called congrats!!!!!!!: 14 </text:p>
      <text:p text:style-name="P26">I/TC: Your START std_smc handle is called congrats!!!!!!!: 15 </text:p>
      <text:p text:style-name="P26">I/TC: Your START std_smc handle is called congrats!!!!!!!: 16 </text:p>
      <text:p text:style-name="P26">I/TC: Your START std_smc handle is called congrats!!!!!!!: 17 </text:p>
      <text:p text:style-name="P26">I/TC: Your START std_smc handle is called congrats!!!!!!!: 18 </text:p>
      <text:p text:style-name="P26">I/TC: Your START std_smc handle is called congrats!!!!!!!: 19 </text:p>
      <text:p text:style-name="P26">I/TC: Your START std_smc handle is called congrats!!!!!!!: 20 </text:p>
      <text:p text:style-name="P26">I/TC: Your START std_smc handle is called congrats!!!!!!!: 21 </text:p>
      <text:p text:style-name="P26">I/TC: Your START std_smc handle is called congrats!!!!!!!: 22 </text:p>
      <text:p text:style-name="P26">I/TC: Your START std_smc handle is called congrats!!!!!!!: 23 </text:p>
      <text:p text:style-name="P26">I/TC: Your START std_smc handle is called congrats!!!!!!!: 24 </text:p>
      <text:p text:style-name="P26">I/TC: Your START std_smc handle is called congrats!!!!!!!: 25 </text:p>
      <text:p text:style-name="P26">I/TC: Your START std_smc handle is called congrats!!!!!!!: 26 </text:p>
      <text:p text:style-name="P26">I/TC: Your START std_smc handle is called congrats!!!!!!!: 27 </text:p>
      <text:p text:style-name="P26">I/TC: Your START std_smc handle is called congrats!!!!!!!: 28 </text:p>
      <text:p text:style-name="P26">I/TC: Your START std_smc handle is called congrats!!!!!!!: 29 </text:p>
      <text:p text:style-name="P26">I/TC: Your START std_smc handle is called congrats!!!!!!!: 30 </text:p>
      <text:p text:style-name="P26">D/TC:? 0 load_elf:842 Lookup user TA ELF 8aaaf200-2450-11e4-abe2-0002a5d5c51b (REE) </text:p>
      <text:p text:style-name="P26"><text:soft-page-break/>I/TC: Your START std_smc handle is called congrats!!!!!!!: 31 </text:p>
      <text:p text:style-name="P26">I/TC: Your START std_smc handle is called congrats!!!!!!!: 32 </text:p>
      <text:p text:style-name="P26">I/TC: Your START std_smc handle is called congrats!!!!!!!: 33 </text:p>
      <text:p text:style-name="P26">I/TC: Your START std_smc handle is called congrats!!!!!!!: 34 </text:p>
      <text:p text:style-name="P26">I/TC: Your START std_smc handle is called congrats!!!!!!!: 35 </text:p>
      <text:p text:style-name="P26">I/TC: Your START std_smc handle is called congrats!!!!!!!: 36 </text:p>
      <text:p text:style-name="P26">I/TC: Your START std_smc handle is called congrats!!!!!!!: 37 </text:p>
      <text:p text:style-name="P26">I/TC: Your START std_smc handle is called congrats!!!!!!!: 38 </text:p>
      <text:p text:style-name="P26">I/TC: Your START std_smc handle is called congrats!!!!!!!: 39 </text:p>
      <text:p text:style-name="P26">I/TC: Your START std_smc handle is called congrats!!!!!!!: 40 </text:p>
      <text:p text:style-name="P26">I/TC: Your START std_smc handle is called congrats!!!!!!!: 41 </text:p>
      <text:p text:style-name="P26">I/TC: Your START std_smc handle is called congrats!!!!!!!: 42 </text:p>
      <text:p text:style-name="P26">I/TC: Your START std_smc handle is called congrats!!!!!!!: 43 </text:p>
      <text:p text:style-name="P26">I/TC: Your START std_smc handle is called congrats!!!!!!!: 44 </text:p>
      <text:p text:style-name="P26">I/TC: Your START std_smc handle is called congrats!!!!!!!: 45 </text:p>
      <text:p text:style-name="P26">D/TC:? 0 load_elf_from_store:810 ELF load address 0x40005000 </text:p>
      <text:p text:style-name="P26">I/TC: Your START std_smc handle is called congrats!!!!!!!: 46 </text:p>
      <text:p text:style-name="P26">I/TC: Your START std_smc handle is called congrats!!!!!!!: 47 </text:p>
      <text:p text:style-name="P26">D/TC:? 0 tee_ta_init_user_ta_session:1021 Processing relocations in 8aaaf200-2450-11e4-abe2-0002a5d5c51b </text:p>
      <text:p text:style-name="P26">I/TC: Your START std_smc handle is called congrats!!!!!!!: 48 </text:p>
      <text:p text:style-name="P26">I/TC: Your START std_smc handle is called congrats!!!!!!!: 49 </text:p>
      <text:p text:style-name="P26">I/TC: Your START std_smc handle is called congrats!!!!!!!: 50 </text:p>
      <text:p text:style-name="P26">D/TA: <text:s/>TA_CreateEntryPoint:45 has been called </text:p>
      <text:p text:style-name="P26">D/TA: <text:s/>TA_OpenSessionEntryPoint:74 has been called </text:p>
      <text:p text:style-name="P26">I/TA: Hello World! </text:p>
      <text:p text:style-name="P26">I/TC: Your START std_smc handle is called congrats!!!!!!!: 51 </text:p>
      <text:p text:style-name="P26">I/TC: Your START std_smc handle is called congrats!!!!!!!: 52 </text:p>
      <text:p text:style-name="P26">I/TC: Your START std_smc handle is called congrats!!!!!!!: 53 </text:p>
      <text:p text:style-name="P26">I/TC: ************entry_std********* </text:p>
      <text:p text:style-name="P26">I/TC: Your START std_smc handle is called congrats!!!!!!!: 54 </text:p>
      <text:p text:style-name="P26">D/TA: <text:s/>inc_value:111 has been called </text:p>
      <text:p text:style-name="P26">I/TA: Got value: 42 from NW </text:p>
      <text:p text:style-name="P26">I/TA: Increase value to: 43 </text:p>
      <text:p text:style-name="P26">I/TC: Your START std_smc handle is called congrats!!!!!!!: 55 </text:p>
      <text:p text:style-name="P26">I/TC: ************entry_std********* </text:p>
      <text:p text:style-name="P26">D/TC:? 0 tee_ta_close_session:380 tee_ta_close_session(0xe171cf0) </text:p>
      <text:p text:style-name="P26">D/TC:? 0 tee_ta_close_session:399 Destroy session </text:p>
      <text:p text:style-name="P26">I/TC: Your START std_smc handle is called congrats!!!!!!!: 56 </text:p>
      <text:p text:style-name="P26">I/TA: Goodbye! </text:p>
      <text:p text:style-name="P26">D/TA: <text:s/>TA_DestroyEntryPoint:56 has been called </text:p>
      <text:p text:style-name="P26">D/TC:? 0 tee_ta_close_session:425 Destroy TA ctx </text:p>
      <text:p text:style-name="P26">I/TC: Your START std_smc handle is called congrats!!!!!!!: 57 </text:p>
      <text:p text:style-name="P26">I/TC: Your START std_smc handle is called congrats!!!!!!!: 58 </text:p>
      <text:p text:style-name="P29"/>
      <text:p text:style-name="P29"><text:soft-page-break/>###############test#################################################</text:p>
      <text:p text:style-name="P29">commented the code inside entry_fast.c (tee_entry_fast)</text:p>
      <text:p text:style-name="P29"/>
      <text:p text:style-name="P29">####################secure log###################################</text:p>
      <text:p text:style-name="P29">D/TC:0 0 init_primary_helper:917 Primary CPU switching to normal world boot </text:p>
      <text:p text:style-name="P29">I/TC: Your handle thread_handle_fast_smc called congrats!!!!!!!: 0 </text:p>
      <text:p text:style-name="P29">I/TC: ************entry_fast********* </text:p>
      <text:p text:style-name="P29">I/TC: ************ END thread_handle_fast_smc******* </text:p>
      <text:p text:style-name="P29"/>
      <text:p text:style-name="P29">########non-secure log###############################</text:p>
      <text:p text:style-name="P29">buildroot login: root </text:p>
      <text:p text:style-name="P29"># cd /usr/bin/ </text:p>
      <text:p text:style-name="P29"># ./hello_world </text:p>
      <text:p text:style-name="P29">hello_world: TEEC_InitializeContext failed with code 0xffff0008 </text:p>
      <text:p text:style-name="P29"/>
      <text:p text:style-name="P29"/>
      <text:p text:style-name="P12">$$$$$$$$$$$$$$$$$$$$$$$$$$$$$$$$$$$$$$$$$$$$$$$$$$$$$$$$$$$$$$$$$$$$</text:p>
      <text:p text:style-name="P58">Test<text:span text:style-name="T9">5</text:span>:</text:p>
      <text:p text:style-name="P18">$$$$$$$$$$$$$$$$$$$$$$$$$$$$$$$$$$$$$$$$$$$$$$$$$$$$$$$$$$$$$$$$$$$$</text:p>
      <text:p text:style-name="P18"/>
      <text:p text:style-name="P30">####################secure log###################################</text:p>
      <text:p text:style-name="P31">listening on port 54321 </text:p>
      <text:p text:style-name="P31">soc_term: accepted fd 4 </text:p>
      <text:p text:style-name="P31">soc_term: read fd EOF </text:p>
      <text:p text:style-name="P31">soc_term: accepted fd 4 </text:p>
      <text:p text:style-name="P31">D/TC:0 0 add_phys_mem:539 TEE_SHMEM_START type NSEC_SHM 0x42000000 size 0x00200000 </text:p>
      <text:p text:style-name="P31">D/TC:0 0 add_phys_mem:539 TA_RAM_START type TA_RAM 0x0e300000 size 0x00d00000 </text:p>
      <text:p text:style-name="P31">D/TC:0 0 add_phys_mem:539 VCORE_UNPG_RW_PA type TEE_RAM_RW 0x0e149000 size 0x001b7000 </text:p>
      <text:p text:style-name="P31">D/TC:0 0 add_phys_mem:539 VCORE_UNPG_RX_PA type TEE_RAM_RX 0x0e100000 size 0x00049000 </text:p>
      <text:p text:style-name="P31">D/TC:0 0 add_phys_mem:539 CONSOLE_UART_BASE type IO_SEC 0x09000000 size 0x00200000 </text:p>
      <text:p text:style-name="P31">D/TC:0 0 verify_special_mem_areas:477 No NSEC DDR memory area defined </text:p>
      <text:p text:style-name="P31">D/TC:0 0 add_va_space:578 type RES_VASPACE size 0x00a00000 </text:p>
      <text:p text:style-name="P31">D/TC:0 0 add_va_space:578 type SHM_VASPACE size 0x02000000 </text:p>
      <text:p text:style-name="P31">D/TC:0 0 dump_mmap_table:711 type TEE_RAM_RX <text:s text:c="2"/>va 0x0e100000..0x0e148fff pa 0x0e100000..0x0e148fff size 0x00049000 (smallpg) </text:p>
      <text:p text:style-name="P31">D/TC:0 0 dump_mmap_table:711 type TEE_RAM_RW <text:s text:c="2"/>va 0x0e149000..0x0e2fffff pa 0x0e149000..0x0e2fffff size 0x001b7000 (smallpg) </text:p>
      <text:p text:style-name="P31">D/TC:0 0 dump_mmap_table:711 type NSEC_SHM <text:s text:c="4"/>va 0x0e400000..0x0e5fffff <text:soft-page-break/>pa 0x42000000..0x421fffff size 0x00200000 (pgdir) </text:p>
      <text:p text:style-name="P31">D/TC:0 0 dump_mmap_table:711 type IO_SEC <text:s text:c="6"/>va 0x0e600000..0x0e7fffff pa 0x09000000..0x091fffff size 0x00200000 (pgdir) </text:p>
      <text:p text:style-name="P31">D/TC:0 0 dump_mmap_table:711 type RES_VASPACE <text:s/>va 0x0e800000..0x0f1fffff pa 0x00000000..0x009fffff size 0x00a00000 (pgdir) </text:p>
      <text:p text:style-name="P31">D/TC:0 0 dump_mmap_table:711 type SHM_VASPACE <text:s/>va 0x0f200000..0x111fffff pa 0x00000000..0x01ffffff size 0x02000000 (pgdir) </text:p>
      <text:p text:style-name="P31">D/TC:0 0 dump_mmap_table:711 type TA_RAM <text:s text:c="6"/>va 0x11300000..0x11ffffff pa 0x0e300000..0x0effffff size 0x00d00000 (smallpg) </text:p>
      <text:p text:style-name="P31">D/TC:0 0 core_mmu_entry_to_finer_grained:653 xlat tables used 1 / 5 </text:p>
      <text:p text:style-name="P31">D/TC:0 0 core_mmu_entry_to_finer_grained:653 xlat tables used 2 / 5 </text:p>
      <text:p text:style-name="P31">D/TC:0 0 core_mmu_entry_to_finer_grained:653 xlat tables used 3 / 5 </text:p>
      <text:p text:style-name="P31">D/TC:0 0 core_mmu_entry_to_finer_grained:653 xlat tables used 4 / 5 </text:p>
      <text:p text:style-name="P31">I/TC: </text:p>
      <text:p text:style-name="P31">I/TC: <text:s/>**********************thread_init_primary***************** </text:p>
      <text:p text:style-name="P31">I/TC: *****************init_handlers*************************** </text:p>
      <text:p text:style-name="P31">D/TC:0 0 init_canaries:164 #Stack canaries for stack_tmp[0] with top at 0xe150eb8 </text:p>
      <text:p text:style-name="P31">D/TC:0 0 init_canaries:164 watch *0xe150ebc </text:p>
      <text:p text:style-name="P31">D/TC:0 0 init_canaries:164 #Stack canaries for stack_tmp[1] with top at 0xe1516f8 </text:p>
      <text:p text:style-name="P31">D/TC:0 0 init_canaries:164 watch *0xe1516fc </text:p>
      <text:p text:style-name="P31">D/TC:0 0 init_canaries:164 #Stack canaries for stack_tmp[2] with top at 0xe151f38 </text:p>
      <text:p text:style-name="P31">D/TC:0 0 init_canaries:164 watch *0xe151f3c </text:p>
      <text:p text:style-name="P31">D/TC:0 0 init_canaries:164 #Stack canaries for stack_tmp[3] with top at 0xe152778 </text:p>
      <text:p text:style-name="P31">D/TC:0 0 init_canaries:164 watch *0xe15277c </text:p>
      <text:p text:style-name="P31">D/TC:0 0 init_canaries:165 #Stack canaries for stack_abt[0] with top at 0xe14a138 </text:p>
      <text:p text:style-name="P31">D/TC:0 0 init_canaries:165 watch *0xe14a13c </text:p>
      <text:p text:style-name="P31">D/TC:0 0 init_canaries:165 #Stack canaries for stack_abt[1] with top at 0xe14ad78 </text:p>
      <text:p text:style-name="P31">D/TC:0 0 init_canaries:165 watch *0xe14ad7c </text:p>
      <text:p text:style-name="P31">D/TC:0 0 init_canaries:165 #Stack canaries for stack_abt[2] with top at 0xe14b9b8 </text:p>
      <text:p text:style-name="P31">D/TC:0 0 init_canaries:165 watch *0xe14b9bc </text:p>
      <text:p text:style-name="P31">D/TC:0 0 init_canaries:165 #Stack canaries for stack_abt[3] with top at 0xe14c5f8 </text:p>
      <text:p text:style-name="P31">D/TC:0 0 init_canaries:165 watch *0xe14c5fc </text:p>
      <text:p text:style-name="P31">D/TC:0 0 init_canaries:167 #Stack canaries for stack_thread[0] with top at 0xe14e638 </text:p>
      <text:p text:style-name="P31">D/TC:0 0 init_canaries:167 watch *0xe14e63c </text:p>
      <text:p text:style-name="P31">D/TC:0 0 init_canaries:167 #Stack canaries for stack_thread[1] with top at 0xe150678 </text:p>
      <text:p text:style-name="P31"><text:soft-page-break/></text:p>
      <text:p text:style-name="P31">D/TC:0 0 init_canaries:167 watch *0xe15067c </text:p>
      <text:p text:style-name="P31">D/TC:0 0 select_vector:967 SMCCC_ARCH_WORKAROUND_1 (0x80008000) available </text:p>
      <text:p text:style-name="P31">D/TC:0 0 select_vector:968 SMC Workaround for CVE-2017-5715 used </text:p>
      <text:p text:style-name="P31">I/TC: OP-TEE version: 3.2.0-56-ga06857f-dev #14 Mon Nov <text:s/>5 05:33:10 UTC 2018 aarch64 </text:p>
      <text:p text:style-name="P31">D/TC:0 0 tee_ta_register_ta_store:534 Registering TA store: 'REE' (priority 10) </text:p>
      <text:p text:style-name="P31">D/TC:0 0 tee_ta_register_ta_store:534 Registering TA store: 'Secure Storage TA' (priority 9) </text:p>
      <text:p text:style-name="P31">D/TC:0 0 mobj_mapped_shm_init:559 Shared memory address range: f200000, 11200000 </text:p>
      <text:p text:style-name="P31">I/TC: Initialized </text:p>
      <text:p text:style-name="P31">D/TC:0 0 init_primary_helper:917 Primary CPU switching to normal world boot </text:p>
      <text:p text:style-name="P31">I/TC: Your handle thread_handle_fast_smc called congrats!!!!!!!: 0 </text:p>
      <text:p text:style-name="P31">I/TC: ************entry_fast********* </text:p>
      <text:p text:style-name="P31">I/TC: ************** OPTEE_SMC_CALLS_UID </text:p>
      <text:p text:style-name="P31">I/TC: ************ END thread_handle_fast_smc******* </text:p>
      <text:p text:style-name="P31">I/TC: Your handle thread_handle_fast_smc called congrats!!!!!!!: 1 </text:p>
      <text:p text:style-name="P31">I/TC: ************entry_fast********* </text:p>
      <text:p text:style-name="P31">I/TC: OOPTEE_SMC_CALLS_REVISION </text:p>
      <text:p text:style-name="P31">I/TC: ************ END thread_handle_fast_smc******* </text:p>
      <text:p text:style-name="P31">I/TC: Your handle thread_handle_fast_smc called congrats!!!!!!!: 2 </text:p>
      <text:p text:style-name="P31">I/TC: ************entry_fast********* </text:p>
      <text:p text:style-name="P31">I/TC: Dynamic shared memory is enabled </text:p>
      <text:p text:style-name="P31">I/TC: OPTEE_SMC_EXCHANGE_CAPABILITIES </text:p>
      <text:p text:style-name="P31">I/TC: ************ END thread_handle_fast_smc******* </text:p>
      <text:p text:style-name="P31">I/TC: Your handle thread_handle_fast_smc called congrats!!!!!!!: 3 </text:p>
      <text:p text:style-name="P31">I/TC: ************entry_fast********* </text:p>
      <text:p text:style-name="P31">I/TC: OPTEE_SMC_GET_SHM_CONFIG </text:p>
      <text:p text:style-name="P31">I/TC: ************ END thread_handle_fast_smc******* </text:p>
      <text:p text:style-name="P31">I/TC: Your handle thread_handle_fast_smc called congrats!!!!!!!: 4 </text:p>
      <text:p text:style-name="P31">I/TC: ************entry_fast********* </text:p>
      <text:p text:style-name="P31">I/TC: OPTEE_SMC_ENABLE_SHM_CACHE </text:p>
      <text:p text:style-name="P31">I/TC: ************ END thread_handle_fast_smc******* </text:p>
      <text:p text:style-name="P31">I/TC: Your START std_smc handle is called congrats!!!!!!!: 0 </text:p>
      <text:p text:style-name="P31">I/TC: ************entry_std********* </text:p>
      <text:p text:style-name="P31">D/TC:0 0 core_mmu_entry_to_finer_grained:653 xlat tables used 5 / 5 </text:p>
      <text:p text:style-name="P31">I/TC: Your START std_smc handle is called congrats!!!!!!!: 1 </text:p>
      <text:p text:style-name="P31">D/TC:? 0 tee_ta_init_pseudo_ta_session:274 Lookup pseudo TA 8aaaf200-2450-11e4-abe2-0002a5d5c51b </text:p>
      <text:p text:style-name="P31">D/TC:? 0 load_elf:842 Lookup user TA ELF 8aaaf200-2450-11e4-abe2-0002a5d5c51b (Secure Storage TA) </text:p>
      <text:p text:style-name="P31">I/TC: Your START std_smc handle is called congrats!!!!!!!: 2 </text:p>
      <text:p text:style-name="P31"><text:soft-page-break/>I/TC: Your START std_smc handle is called congrats!!!!!!!: 3 </text:p>
      <text:p text:style-name="P31">I/TC: Your START std_smc handle is called congrats!!!!!!!: 4 </text:p>
      <text:p text:style-name="P31">I/TC: Your START std_smc handle is called congrats!!!!!!!: 5 </text:p>
      <text:p text:style-name="P31">I/TC: Your START std_smc handle is called congrats!!!!!!!: 6 </text:p>
      <text:p text:style-name="P31">I/TC: Your START std_smc handle is called congrats!!!!!!!: 7 </text:p>
      <text:p text:style-name="P31">I/TC: Your START std_smc handle is called congrats!!!!!!!: 8 </text:p>
      <text:p text:style-name="P31">I/TC: Your START std_smc handle is called congrats!!!!!!!: 9 </text:p>
      <text:p text:style-name="P31">I/TC: Your START std_smc handle is called congrats!!!!!!!: 10 </text:p>
      <text:p text:style-name="P31">I/TC: Your START std_smc handle is called congrats!!!!!!!: 11 </text:p>
      <text:p text:style-name="P31">I/TC: Your START std_smc handle is called congrats!!!!!!!: 12 </text:p>
      <text:p text:style-name="P31">I/TC: Your START std_smc handle is called congrats!!!!!!!: 13 </text:p>
      <text:p text:style-name="P31">I/TC: Your START std_smc handle is called congrats!!!!!!!: 14 </text:p>
      <text:p text:style-name="P31">I/TC: Your START std_smc handle is called congrats!!!!!!!: 15 </text:p>
      <text:p text:style-name="P31">I/TC: Your START std_smc handle is called congrats!!!!!!!: 16 </text:p>
      <text:p text:style-name="P31">I/TC: Your START std_smc handle is called congrats!!!!!!!: 17 </text:p>
      <text:p text:style-name="P31">I/TC: Your START std_smc handle is called congrats!!!!!!!: 18 </text:p>
      <text:p text:style-name="P31">I/TC: Your START std_smc handle is called congrats!!!!!!!: 19 </text:p>
      <text:p text:style-name="P31">I/TC: Your START std_smc handle is called congrats!!!!!!!: 20 </text:p>
      <text:p text:style-name="P31">I/TC: Your START std_smc handle is called congrats!!!!!!!: 21 </text:p>
      <text:p text:style-name="P31">I/TC: Your START std_smc handle is called congrats!!!!!!!: 22 </text:p>
      <text:p text:style-name="P31">I/TC: Your START std_smc handle is called congrats!!!!!!!: 23 </text:p>
      <text:p text:style-name="P31">I/TC: Your START std_smc handle is called congrats!!!!!!!: 24 </text:p>
      <text:p text:style-name="P31">I/TC: Your START std_smc handle is called congrats!!!!!!!: 25 </text:p>
      <text:p text:style-name="P31">I/TC: Your START std_smc handle is called congrats!!!!!!!: 26 </text:p>
      <text:p text:style-name="P31">I/TC: Your START std_smc handle is called congrats!!!!!!!: 27 </text:p>
      <text:p text:style-name="P31">I/TC: Your START std_smc handle is called congrats!!!!!!!: 28 </text:p>
      <text:p text:style-name="P31">I/TC: Your START std_smc handle is called congrats!!!!!!!: 29 </text:p>
      <text:p text:style-name="P31">D/TC:? 0 load_elf:842 Lookup user TA ELF 8aaaf200-2450-11e4-abe2-0002a5d5c51b (REE) </text:p>
      <text:p text:style-name="P31">I/TC: Your START std_smc handle is called congrats!!!!!!!: 30 </text:p>
      <text:p text:style-name="P31">I/TC: Your START std_smc handle is called congrats!!!!!!!: 31 </text:p>
      <text:p text:style-name="P31">I/TC: Your START std_smc handle is called congrats!!!!!!!: 32 </text:p>
      <text:p text:style-name="P31">I/TC: Your START std_smc handle is called congrats!!!!!!!: 33 </text:p>
      <text:p text:style-name="P31">I/TC: Your START std_smc handle is called congrats!!!!!!!: 34 </text:p>
      <text:p text:style-name="P31">I/TC: Your START std_smc handle is called congrats!!!!!!!: 35 </text:p>
      <text:p text:style-name="P31">I/TC: Your START std_smc handle is called congrats!!!!!!!: 36 </text:p>
      <text:p text:style-name="P31">I/TC: Your START std_smc handle is called congrats!!!!!!!: 37 </text:p>
      <text:p text:style-name="P31">I/TC: Your START std_smc handle is called congrats!!!!!!!: 38 </text:p>
      <text:p text:style-name="P31">I/TC: Your START std_smc handle is called congrats!!!!!!!: 39 </text:p>
      <text:p text:style-name="P31">I/TC: Your START std_smc handle is called congrats!!!!!!!: 40 </text:p>
      <text:p text:style-name="P31">I/TC: Your START std_smc handle is called congrats!!!!!!!: 41 </text:p>
      <text:p text:style-name="P31">I/TC: Your START std_smc handle is called congrats!!!!!!!: 42 </text:p>
      <text:p text:style-name="P31">I/TC: Your START std_smc handle is called congrats!!!!!!!: 43 </text:p>
      <text:p text:style-name="P31">D/TC:? 0 load_elf_from_store:810 ELF load address 0x40005000 </text:p>
      <text:p text:style-name="P31">I/TC: Your START std_smc handle is called congrats!!!!!!!: 44 </text:p>
      <text:p text:style-name="P31"><text:soft-page-break/>I/TC: Your START std_smc handle is called congrats!!!!!!!: 45 </text:p>
      <text:p text:style-name="P31">I/TC: Your START std_smc handle is called congrats!!!!!!!: 46 </text:p>
      <text:p text:style-name="P31">I/TC: Your START std_smc handle is called congrats!!!!!!!: 47 </text:p>
      <text:p text:style-name="P31">D/TC:? 0 tee_ta_init_user_ta_session:1021 Processing relocations in 8aaaf200-2450-11e4-abe2-0002a5d5c51b </text:p>
      <text:p text:style-name="P31">I/TC: Your START std_smc handle is called congrats!!!!!!!: 48 </text:p>
      <text:p text:style-name="P31">I/TC: Your START std_smc handle is called congrats!!!!!!!: 49 </text:p>
      <text:p text:style-name="P31">D/TA: <text:s/>TA_CreateEntryPoint:45 has been called </text:p>
      <text:p text:style-name="P31">D/TA: <text:s/>TA_OpenSessionEntryPoint:74 has been called </text:p>
      <text:p text:style-name="P31">I/TA: Hello World! </text:p>
      <text:p text:style-name="P31">I/TC: Your START std_smc handle is called congrats!!!!!!!: 50 </text:p>
      <text:p text:style-name="P31">I/TC: Your START std_smc handle is called congrats!!!!!!!: 51 </text:p>
      <text:p text:style-name="P31">I/TC: Your START std_smc handle is called congrats!!!!!!!: 52 </text:p>
      <text:p text:style-name="P31">I/TC: ************entry_std********* </text:p>
      <text:p text:style-name="P31">D/TA: <text:s/>inc_value:111 has been called </text:p>
      <text:p text:style-name="P31">I/TC: Your START std_smc handle is called congrats!!!!!!!: 53 </text:p>
      <text:p text:style-name="P31">I/TA: Got value: 42 from NW </text:p>
      <text:p text:style-name="P31">I/TA: Increase value to: 43 </text:p>
      <text:p text:style-name="P31">I/TC: Your START std_smc handle is called congrats!!!!!!!: 54 </text:p>
      <text:p text:style-name="P31">I/TC: ************entry_std********* </text:p>
      <text:p text:style-name="P31">D/TC:? 0 tee_ta_close_session:380 tee_ta_close_session(0xe171cf0) </text:p>
      <text:p text:style-name="P31">D/TC:? 0 tee_ta_close_session:399 Destroy session </text:p>
      <text:p text:style-name="P31">I/TC: Your START std_smc handle is called congrats!!!!!!!: 55 </text:p>
      <text:p text:style-name="P31">I/TA: Goodbye! </text:p>
      <text:p text:style-name="P31">D/TA: <text:s/>TA_DestroyEntryPoint:56 has been called </text:p>
      <text:p text:style-name="P31">D/TC:? 0 tee_ta_close_session:425 Destroy TA ctx </text:p>
      <text:p text:style-name="P31">I/TC: Your START std_smc handle is called congrats!!!!!!!: 56 </text:p>
      <text:p text:style-name="P31">I/TC: Your START std_smc handle is called congrats!!!!!!!: 57 </text:p>
      <text:p text:style-name="P31"/>
      <text:p text:style-name="P30">########non-secure log###############################</text:p>
      <text:p text:style-name="P31">buildroot login: root </text:p>
      <text:p text:style-name="P31"># cd /usr/bin/ </text:p>
      <text:p text:style-name="P31"># ./hello_world </text:p>
      <text:p text:style-name="P31">Invoking TA to increment 42 </text:p>
      <text:p text:style-name="P31">TA incremented value to 43 </text:p>
      <text:p text:style-name="P31"/>
      <text:p text:style-name="P32">####################################################################</text:p>
      <text:p text:style-name="P32"><text:tab/><text:tab/><text:tab/><text:tab/>TEST 6:Problem</text:p>
      <text:p text:style-name="P32">Calling tee_entry_fast function from tee_entry_votary_fast and initializing .fast_smc with tee_entry_votary_fast in optee os/core/arch/arm/plat-d02/main.c</text:p>
      <text:p text:style-name="P60"/>
      <text:p text:style-name="P32">#################secure log#########################################</text:p>
      <text:p text:style-name="P32">0 0 init_primary_helper:917 Primary CPU switching to normal world boot </text:p>
      <text:p text:style-name="P32">I/TC: Your handle thread_handle_votary_fast_smc called congrats!!!!!!!: 0 </text:p>
      <text:p text:style-name="P32"><text:soft-page-break/>I/TC: Your handle thread_handle_fast_smc called congrats!!!!!!!: </text:p>
      <text:p text:style-name="P32">I/TC: ************entry_fast********* </text:p>
      <text:p text:style-name="P32">I/TC: ************** OPTEE_SMC_CALLS_UID </text:p>
      <text:p text:style-name="P32">I/TC: ************ END thread_handle_fast_smc******* </text:p>
      <text:p text:style-name="P32">I/TC: ************ END thread_handle_votary_fast_smc******* </text:p>
      <text:p text:style-name="P32">I/TC: Your handle thread_handle_votary_fast_smc called congrats!!!!!!!: 1 </text:p>
      <text:p text:style-name="P32">I/TC: Your handle thread_handle_fast_smc called congrats!!!!!!!: </text:p>
      <text:p text:style-name="P32">I/TC: ************entry_fast********* </text:p>
      <text:p text:style-name="P32">I/TC: OOPTEE_SMC_CALLS_REVISION </text:p>
      <text:p text:style-name="P32">I/TC: ************ END thread_handle_fast_smc******* </text:p>
      <text:p text:style-name="P32">I/TC: ************ END thread_handle_votary_fast_smc******* </text:p>
      <text:p text:style-name="P32">I/TC: Your handle thread_handle_votary_fast_smc called congrats!!!!!!!: 2 </text:p>
      <text:p text:style-name="P32">I/TC: Your handle thread_handle_fast_smc called congrats!!!!!!!: </text:p>
      <text:p text:style-name="P32">I/TC: ************entry_fast********* </text:p>
      <text:p text:style-name="P32">I/TC: Dynamic shared memory is enabled </text:p>
      <text:p text:style-name="P32">I/TC: OPTEE_SMC_EXCHANGE_CAPABILITIES </text:p>
      <text:p text:style-name="P32">I/TC: ************ END thread_handle_fast_smc******* </text:p>
      <text:p text:style-name="P32">I/TC: ************ END thread_handle_votary_fast_smc******* </text:p>
      <text:p text:style-name="P32">I/TC: Your handle thread_handle_votary_fast_smc called congrats!!!!!!!: 3 </text:p>
      <text:p text:style-name="P32">I/TC: Your handle thread_handle_fast_smc called congrats!!!!!!!: </text:p>
      <text:p text:style-name="P32">I/TC: ************entry_fast********* </text:p>
      <text:p text:style-name="P32">I/TC: OPTEE_SMC_GET_SHM_CONFIG </text:p>
      <text:p text:style-name="P32">I/TC: ************ END thread_handle_fast_smc******* </text:p>
      <text:p text:style-name="P32">I/TC: ************ END thread_handle_votary_fast_smc******* </text:p>
      <text:p text:style-name="P32">I/TC: Your handle thread_handle_votary_fast_smc called congrats!!!!!!!: 4 </text:p>
      <text:p text:style-name="P32">I/TC: Your handle thread_handle_fast_smc called congrats!!!!!!!: </text:p>
      <text:p text:style-name="P32">I/TC: ************entry_fast********* </text:p>
      <text:p text:style-name="P32">I/TC: OPTEE_SMC_ENABLE_SHM_CACHE </text:p>
      <text:p text:style-name="P32">I/TC: ************ END thread_handle_fast_smc******* </text:p>
      <text:p text:style-name="P32">I/TC: ************ END thread_handle_votary_fast_smc******* </text:p>
      <text:p text:style-name="P32"/>
      <text:p text:style-name="P32"/>
      <text:p text:style-name="P32"/>
      <text:p text:style-name="P32"/>
      <text:p text:style-name="P32"/>
      <text:p text:style-name="P34">core/arch/arm/kernel/thread.c: In function 'thread_handle_votary_fast_smc': </text:p>
      <text:p text:style-name="P34">core/arch/arm/kernel/thread.c:583:1: warning: ISO C90 forbids mixed declarations and code [-Wdeclaration-after-statement] </text:p>
      <text:p text:style-name="P34"><text:s/>os_info_structure_t *osinfo; </text:p>
      <text:p text:style-name="P34"><text:s/>^~~~~~~~~~~~~~~~~~~ </text:p>
      <text:p text:style-name="P34">In file included from core/arch/arm/kernel/thread.c:33:0: </text:p>
      <text:p text:style-name="P34">core/arch/arm/kernel/thread.c: At top level: </text:p>
      <text:p text:style-name="P34">lib/libutee/include/header.h:11:15: warning: 'platform_optee' declared 'static' but never defined [-Wunused-function] </text:p>
      <text:p text:style-name="P34"><text:s text:c="2"/>static char* platform_optee(TEE_PropSetHandle h,const char *name); </text:p>
      <text:p text:style-name="P34"><text:soft-page-break/><text:s text:c="15"/>^~~~~~~~~~~~~~ </text:p>
      <text:p text:style-name="P34"><text:s text:c="2"/>LD <text:s text:c="5"/>out/arm/core/all_objs.o </text:p>
      <text:p text:style-name="P34"/>
      <text:p text:style-name="P34"/>
      <text:p text:style-name="P34"/>
      <text:p text:style-name="P35"/>
      <text:p text:style-name="P33">####################################################################</text:p>
      <text:p text:style-name="P33"><text:tab/><text:tab/><text:tab/><text:tab/>TEST <text:span text:style-name="T12">7</text:span>:Problem</text:p>
      <text:p text:style-name="P38">calling directly <text:span text:style-name="T10">at the FIQ handler </text:span>: <text:span text:style-name="T10">platform_optee(TEE_PROPSET_TEE_IMPLEMENTATION,"gpd.tee.description");</text:span></text:p>
      <text:p text:style-name="P37"/>
      <text:p text:style-name="P36">undefined reference to `utee_get_property_name_to_index' </text:p>
      <text:p text:style-name="P36">/home/lagadanu/Desktop/qemu/optee_os/core/arch/arm/kernel/thread.c:591: undefined reference to `utee_get_property' </text:p>
      <text:p text:style-name="P37"><text:s/></text:p>
      <text:p text:style-name="P36">$$$$$$$$$$$$$$$$$$$$$$$$$$$$$$$$$$$$$$$$$$$$$$$$$$$$$$$$$$$$$$$$$$$\</text:p>
      <text:p text:style-name="P35">make -C /home/lagadanu/Desktop/qemu/build/../optee_os O=out/arm CFG_ARM64_core=y CROSS_COMPILE=" /home/lagadanu/Desktop/qemu/build/../toolchains/aarch64/bin/aarch64-linux-gnu-" CROSS_COMPILE_core=" /home/lagadanu/Desktop/qemu/build/../toolchains/aarch64/bin/aarch64-linux-gnu-" CROSS_COMPILE_ta_arm64=/home/lagadanu/Desktop/qemu/build/../toolchains/aarch64/bin/aarch64-linux-gnu- CROSS_COMPILE_ta_arm32=/home/lagadanu/Desktop/qemu/build/../toolchains/aarch32/bin/arm-linux-gnueabihf- CFG_TEE_CORE_LOG_LEVEL=3 DEBUG=1 CFG_TEE_BENCHMARK=n PLATFORM=vexpress-qemu_armv8a CFG_ARM64_core=y DEBUG=0 CFG_PM_DEBUG=0 </text:p>
      <text:p text:style-name="P35">make[1]: Entering directory `/home/lagadanu/Desktop/qemu/optee_os' </text:p>
      <text:p text:style-name="P35"><text:s text:c="2"/>CHK <text:s text:c="4"/>out/arm/conf.mk </text:p>
      <text:p text:style-name="P35"><text:s text:c="2"/>CHK <text:s text:c="4"/>out/arm/include/generated/conf.h </text:p>
      <text:p text:style-name="P35"><text:s text:c="2"/>CHK <text:s text:c="4"/>out/arm/core/include/generated/asm-defines.h </text:p>
      <text:p text:style-name="P35"><text:s text:c="2"/>CC <text:s text:c="5"/>out/arm/core/arch/arm/kernel/thread.o </text:p>
      <text:p text:style-name="P35">core/arch/arm/kernel/thread.c: In function 'platform_optee': </text:p>
      <text:p text:style-name="P35">core/arch/arm/kernel/thread.c:585:24: warning: return makes pointer from integer without a cast [-Wint-conversion] </text:p>
      <text:p text:style-name="P35"><text:s text:c="17"/>return -1; </text:p>
      <text:p text:style-name="P35"><text:s text:c="24"/>^ </text:p>
      <text:p text:style-name="P35">core/arch/arm/kernel/thread.c:586:11: warning: ISO C90 forbids mixed declarations and code [-Wdeclaration-after-statement] </text:p>
      <text:p text:style-name="P35"><text:s text:c="11"/>enum user_ta_prop_type *type; </text:p>
      <text:p text:style-name="P35"><text:s text:c="11"/>^~~~ </text:p>
      <text:p text:style-name="P35">core/arch/arm/kernel/thread.c:590:32: warning: return makes pointer from integer without a cast [-Wint-conversion] </text:p>
      <text:p text:style-name="P35"><text:soft-page-break/><text:s text:c="25"/>return res; </text:p>
      <text:p text:style-name="P35"><text:s text:c="32"/>^~~ </text:p>
      <text:p text:style-name="P35">core/arch/arm/kernel/thread.c:592:46: warning: pointer targets in passing argument 6 of 'utee_get_property' differ in signedness [-Wpointer-sign] </text:p>
      <text:p text:style-name="P35"><text:s text:c="41"/>buf, &amp;s, &amp;prop_type); </text:p>
      <text:p text:style-name="P35"><text:s text:c="46"/>^ </text:p>
      <text:p text:style-name="P35">In file included from core/arch/arm/kernel/thread.c:34:0: </text:p>
      <text:p text:style-name="P35">lib/libutee/include/utee_syscalls.h:40:12: note: expected 'uint32_t * {aka unsigned int *}' but argument is of type 'int *' </text:p>
      <text:p text:style-name="P35"><text:s/>TEE_Result utee_get_property(unsigned long prop_set, unsigned long index, </text:p>
      <text:p text:style-name="P35"><text:s text:c="12"/>^~~~~~~~~~~~~~~~~ </text:p>
      <text:p text:style-name="P35">core/arch/arm/kernel/thread.c:594:32: warning: return makes pointer from integer without a cast [-Wint-conversion] </text:p>
      <text:p text:style-name="P35"><text:s text:c="25"/>return res; </text:p>
      <text:p text:style-name="P35"><text:s text:c="32"/>^~~ </text:p>
      <text:p text:style-name="P35">core/arch/arm/kernel/thread.c:586:35: warning: unused variable 'type' [-Wunused-variable] </text:p>
      <text:p text:style-name="P35"><text:s text:c="11"/>enum user_ta_prop_type *type; </text:p>
      <text:p text:style-name="P35"><text:s text:c="35"/>^~~~ </text:p>
      <text:p text:style-name="P35"><text:s text:c="2"/>LD <text:s text:c="5"/>out/arm/core/all_objs.o </text:p>
      <text:p text:style-name="P35">out/arm/core/arch/arm/kernel/thread.o: In function `platform_optee': </text:p>
      <text:p text:style-name="P35">/home/lagadanu/Desktop/qemu/optee_os/core/arch/arm/kernel/thread.c:587: undefined reference to `utee_get_property_name_to_index' </text:p>
      <text:p text:style-name="P35">/home/lagadanu/Desktop/qemu/optee_os/core/arch/arm/kernel/thread.c:591: undefined reference to `utee_get_property' </text:p>
      <text:p text:style-name="P35">make[1]: *** [out/arm/core/all_objs.o] Error 1 </text:p>
      <text:p text:style-name="P35">make[1]: Leaving directory `/home/lagadanu/Desktop/qemu/optee_os' </text:p>
      <text:p text:style-name="P35">make: *** [optee-os-common] Error 2 </text:p>
      <text:p text:style-name="P35">lagadanu@vta049l:~/Desktop/qemu/build$ </text:p>
      <text:p text:style-name="P35"/>
      <text:p text:style-name="P35"/>
      <text:p text:style-name="P39">#################### USING AKBAR API##############################</text:p>
      <text:p text:style-name="P39"/>
      <text:p text:style-name="P39"/>
      <text:p text:style-name="P39">core/arch/arm/kernel/thread.c: In function 'thread_handle_votary_fast_smc': </text:p>
      <text:p text:style-name="P39">core/arch/arm/kernel/thread.c:609:1: warning: ISO C90 forbids mixed declarations and code [-Wdeclaration-after-statement] </text:p>
      <text:p text:style-name="P39"><text:s/>os_info_structure_t *osinfo; </text:p>
      <text:p text:style-name="P39"><text:s/>^~~~~~~~~~~~~~~~~~~ </text:p>
      <text:p text:style-name="P39">In file included from core/arch/arm/kernel/thread.c:33:0: </text:p>
      <text:p text:style-name="P39">core/arch/arm/kernel/thread.c: At top level: </text:p>
      <text:p text:style-name="P39">lib/libutee/include/header.h:11:15: warning: 'platform_optee' declared 'static' but never defined [-Wunused-function] </text:p>
      <text:p text:style-name="P39"><text:s text:c="2"/>static char* platform_optee(TEE_PropSetHandle h,const char *name); </text:p>
      <text:p text:style-name="P39"><text:s text:c="15"/>^~~~~~~~~~~~~~ </text:p>
      <text:p text:style-name="P39"><text:soft-page-break/><text:s text:c="2"/>LD <text:s text:c="5"/>out/arm/core/all_objs.o </text:p>
      <text:p text:style-name="P39">out/arm/core/arch/arm/kernel/thread.o: In function `thread_handle_votary_fast_smc': </text:p>
      <text:p text:style-name="P39">/home/lagadanu/Desktop/qemu/optee_os/core/arch/arm/kernel/thread.c:611: undefined reference to `platform_structure_info' </text:p>
      <text:p text:style-name="P39">make[1]: *** [out/arm/core/all_objs.o] Error 1 </text:p>
      <text:p text:style-name="P39">make[1]: Leaving directory `/home/lagadanu/Desktop/qemu/optee_os' </text:p>
      <text:p text:style-name="P39">make: *** [optee-os-common] Error 2 </text:p>
      <text:p text:style-name="P41">###############<text:span text:style-name="T11">adding ####libname = utee </text:span></text:p>
      <text:p text:style-name="P42"><text:tab/><text:tab/><text:tab/><text:tab/><text:tab/>libdir = lib/libutee </text:p>
      <text:p text:style-name="P42"><text:tab/><text:tab/><text:tab/><text:tab/><text:tab/>include mk/lib.mk in core.mk</text:p>
      <text:p text:style-name="P40">###########runtime error (secure log)#################################</text:p>
      <text:p text:style-name="P40"><text:s/>Your handle thread_handle_votary_fast_smc called congrats s@s@s@ssss: 0 </text:p>
      <text:p text:style-name="P40">D/TC:0 <text:s text:c="2"/>thread_handle_votary_fast_smc:610 has been called </text:p>
      <text:p text:style-name="P40">E/TC:0 <text:s text:c="2"/></text:p>
      <text:p text:style-name="P40">E/TC:0 <text:s text:c="2"/>Core undef-abort at address 0xe138264 </text:p>
      <text:p text:style-name="P40">E/TC:0 <text:s text:c="3"/>esr 0x56000000 <text:s/>ttbr0 0x0e180000 <text:s text:c="2"/>ttbr1 0x00000000 <text:s text:c="2"/>cidr 0x0 </text:p>
      <text:p text:style-name="P40">E/TC:0 <text:s text:c="3"/>cpu #0 <text:s text:c="9"/>cpsr 0x800003c4 </text:p>
      <text:p text:style-name="P40">E/TC:0 <text:s text:c="3"/>x0 <text:s/>00000000fffffffd x1 <text:s/>000000000e14785f </text:p>
      <text:p text:style-name="P40">E/TC:0 <text:s text:c="3"/>x2 <text:s/>0000000000000014 x3 <text:s/>000000000e150e18 </text:p>
      <text:p text:style-name="P40">E/TC:0 <text:s text:c="3"/>x4 <text:s/>000000000e160c98 x5 <text:s/>00000000000023f0 </text:p>
      <text:p text:style-name="P40">E/TC:0 <text:s text:c="3"/>x6 <text:s/>000000000e1719d0 x7 <text:s/>0000000000000020 </text:p>
      <text:p text:style-name="P40">E/TC:0 <text:s text:c="3"/>x8 <text:s/>0000000000000004 x9 <text:s/>000000000e150b20 </text:p>
      <text:p text:style-name="P40">E/TC:0 <text:s text:c="3"/>x10 000000000e72963e x11 00000000e4ee5d5c </text:p>
      <text:p text:style-name="P40">E/TC:0 <text:s text:c="3"/>x12 000000000e142b90 x13 00000000b557dfa8 </text:p>
      <text:p text:style-name="P40">E/TC:0 <text:s text:c="3"/>x14 000000002a77dba1 x15 000000000e171cb8 </text:p>
      <text:p text:style-name="P40">E/TC:0 <text:s text:c="3"/>x16 0000000000000000 x17 0000000000000000 </text:p>
      <text:p text:style-name="P40">E/TC:0 <text:s text:c="3"/>x18 000000000e171c40 x19 000000000e1719d0 </text:p>
      <text:p text:style-name="P40">E/TC:0 <text:s text:c="3"/>x20 000000000e14785f x21 000000000e150e70 </text:p>
      <text:p text:style-name="P40">E/TC:0 <text:s text:c="3"/>x22 0000000000000000 x23 0000000000000000 </text:p>
      <text:p text:style-name="P40">E/TC:0 <text:s text:c="3"/>x24 0000000000000000 x25 0000000000000000 </text:p>
      <text:p text:style-name="P40">E/TC:0 <text:s text:c="3"/>x26 0000000000000000 x27 0000000000000000 </text:p>
      <text:p text:style-name="P40">E/TC:0 <text:s text:c="3"/>x28 0000000000000000 x29 000000000e150df0 </text:p>
      <text:p text:style-name="P40">E/TC:0 <text:s text:c="3"/>x30 000000000e138178 elr 000000000e138264 </text:p>
      <text:p text:style-name="P40">E/TC:0 <text:s text:c="3"/>sp_el0 000000000e150df0 </text:p>
      <text:p text:style-name="P40">E/TC:0 <text:s text:c="2"/>Call stack: </text:p>
      <text:p text:style-name="P40">E/TC:0 <text:s text:c="3"/>0x000000000e138264 </text:p>
      <text:p text:style-name="P40">D/TC:0 <text:s text:c="2"/>unwind_stack_arm64:56 FP out of bounds 0xe150df0 </text:p>
      <text:p text:style-name="P40">E/TC:0 <text:s text:c="2"/>Panic '[abort] undefined abort (trap CPU)' at core/arch/arm/kernel/abort.c:619 &lt;get_fault_type&gt; </text:p>
      <text:p text:style-name="P40">E/TC:0 <text:s text:c="2"/>Call stack: </text:p>
      <text:p text:style-name="P40">E/TC:0 <text:s text:c="3"/>0x000000000e10b4e0 </text:p>
      <text:p text:style-name="P40">D/TC:0 <text:s text:c="2"/>unwind_stack_arm64:56 FP out of bounds 0xe149f40 </text:p>
      <text:p text:style-name="P40"/>
      <text:p text:style-name="P40"/>
      <text:p text:style-name="P43"><text:soft-page-break/>####################<text:span text:style-name="T13">TEST </text:span>8<text:span text:style-name="T13">:Problem</text:span>(thread1.c)########################</text:p>
      <text:p text:style-name="P43">####################secure log#######################################</text:p>
      <text:p text:style-name="P43">Your handle thread_handle_votary_fast_smc called congrats s@.s@.s@.ssss: 0 </text:p>
      <text:p text:style-name="P43">I/TC: Your handle thread_handle_fast_smc called congrats!!!!!!!: </text:p>
      <text:p text:style-name="P43">E/TC:0 <text:s text:c="2"/></text:p>
      <text:p text:style-name="P43">E/TC:0 <text:s text:c="2"/>Core prefetch-abort at address 0x0 (translation fault) </text:p>
      <text:p text:style-name="P43">E/TC:0 <text:s text:c="3"/>esr 0x86000006 <text:s/>ttbr0 0x0e180000 <text:s text:c="2"/>ttbr1 0x00000000 <text:s text:c="2"/>cidr 0x0 </text:p>
      <text:p text:style-name="P43">E/TC:0 <text:s text:c="3"/>cpu #0 <text:s text:c="9"/>cpsr 0x600003c4 </text:p>
      <text:p text:style-name="P43">E/TC:0 <text:s text:c="3"/>x0 <text:s/>000000000e150e70 x1 <text:s/>0000000000000000 </text:p>
      <text:p text:style-name="P43">E/TC:0 <text:s text:c="3"/>x2 <text:s/>00000000dededede x3 <text:s/>00000000dededede </text:p>
      <text:p text:style-name="P43">E/TC:0 <text:s text:c="3"/>x4 <text:s/>0000000000000001 x5 <text:s/>0000000000000000 </text:p>
      <text:p text:style-name="P43">E/TC:0 <text:s text:c="3"/>x6 <text:s/>0000000000000002 x7 <text:s/>0000000000000004 </text:p>
      <text:p text:style-name="P43">E/TC:0 <text:s text:c="3"/>x8 <text:s/>0000000000000073 x9 <text:s/>000000000e150b20 </text:p>
      <text:p text:style-name="P43">E/TC:0 <text:s text:c="3"/>x10 000000000e72963e x11 00000000e4ee5d5c </text:p>
      <text:p text:style-name="P43">E/TC:0 <text:s text:c="3"/>x12 000000000e142998 x13 00000000b557dfa8 </text:p>
      <text:p text:style-name="P43">E/TC:0 <text:s text:c="3"/>x14 000000002a77dba1 x15 000000000e171cb8 </text:p>
      <text:p text:style-name="P43">E/TC:0 <text:s text:c="3"/>x16 0000000000000000 x17 0000000000000000 </text:p>
      <text:p text:style-name="P43">E/TC:0 <text:s text:c="3"/>x18 000000000e171c40 x19 000000000e13e7e8 </text:p>
      <text:p text:style-name="P43">E/TC:0 <text:s text:c="3"/>x20 000000000e150e70 x21 0000000000000000 </text:p>
      <text:p text:style-name="P43">E/TC:0 <text:s text:c="3"/>x22 0000000000000000 x23 0000000000000000 </text:p>
      <text:p text:style-name="P43">E/TC:0 <text:s text:c="3"/>x24 0000000000000000 x25 0000000000000000 </text:p>
      <text:p text:style-name="P43">E/TC:0 <text:s text:c="3"/>x26 0000000000000000 x27 0000000000000000 </text:p>
      <text:p text:style-name="P43">E/TC:0 <text:s text:c="3"/>x28 0000000000000000 x29 000000000e150e30 </text:p>
      <text:p text:style-name="P43">E/TC:0 <text:s text:c="3"/>x30 000000000e1087c0 elr 0000000000000000 </text:p>
      <text:p text:style-name="P43">E/TC:0 <text:s text:c="3"/>sp_el0 000000000e150e30 </text:p>
      <text:p text:style-name="P43">E/TC:0 <text:s text:c="2"/>Call stack: </text:p>
      <text:p text:style-name="P43">E/TC:0 <text:s text:c="3"/>0x0000000000000000 </text:p>
      <text:p text:style-name="P43">D/TC:0 <text:s text:c="2"/>unwind_stack_arm64:56 FP out of bounds 0xe150e30 </text:p>
      <text:p text:style-name="P43">E/TC:0 <text:s text:c="2"/>Panic 'unhandled pageable abort' at core/arch/arm/kernel/abort.c:691 &lt;abort_handler&gt; </text:p>
      <text:p text:style-name="P43">E/TC:0 <text:s text:c="2"/>Call stack: </text:p>
      <text:p text:style-name="P43">E/TC:0 <text:s text:c="3"/>0x000000000e10b424 </text:p>
      <text:p text:style-name="P44">D/TC:0 <text:s text:c="2"/>unwind_stack_arm64:56 FP out of bounds 0xe149f40</text:p>
      <text:p text:style-name="P44"/>
      <text:p text:style-name="P44"/>
      <text:p text:style-name="P44"/>
      <text:p text:style-name="P44"/>
      <text:p text:style-name="P44"><text:s/><text:span text:style-name="T15">signal:</text:span></text:p>
      <text:p text:style-name="P45"><text:a xlink:type="simple" xlink:href="http://poincare.matf.bg.ac.rs/~ivana/courses/ps/sistemi_knjige/pomocno/apue/APUE/0201433079/ch12lev1sec8.html">http://poincare.matf.bg.ac.rs/~ivana/courses/ps/sistemi_knjige/pomocno/apue/APUE/0201433079/ch12lev1sec8.html</text:a></text:p>
      <text:p text:style-name="P46">complexity of algorithm</text:p>
      <text:p text:style-name="P46"><text:a xlink:type="simple" xlink:href="http://www.introprogramming.info/english-intro-csharp-book/read-online/chapter-19-data-structures-and-algorithm-complexity/">http://www.introprogramming.info/english-intro-csharp-book/read-online/chapter-19-data-structures-and-algorithm-complexity/</text:a></text:p>
      <text:p text:style-name="P63">process and threads</text:p>
      <text:p text:style-name="P63"><text:a xlink:type="simple" xlink:href="https://www.backblaze.com/blog/whats-the-diff-programs-processes-and-threads/">https://www.backblaze.com/blog/whats-the-diff-programs-processes-and-</text:a><text:soft-page-break/><text:a xlink:type="simple" xlink:href="https://www.backblaze.com/blog/whats-the-diff-programs-processes-and-threads/">threads/</text:a></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5:59:38.330962821</meta:creation-date>
    <dc:date>2018-12-05T18:57:30.287006494</dc:date>
    <meta:editing-duration>PT14H8M23S</meta:editing-duration>
    <meta:editing-cycles>43</meta:editing-cycles>
    <meta:generator>LibreOffice/4.2.8.2$Linux_X86_64 LibreOffice_project/420m0$Build-2</meta:generator>
    <meta:document-statistic meta:table-count="0" meta:image-count="0" meta:object-count="0" meta:page-count="20" meta:paragraph-count="658" meta:word-count="4114" meta:character-count="38416" meta:non-whitespace-character-count="33645"/>
  </office:meta>
</office:document-meta>
</file>